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008000" draw:marker-start-width="0.2cm" draw:marker-end-width="0.2cm" draw:fill="solid" draw:fill-color="#996633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145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1.146cm"/>
    </style:style>
    <style:style style:name="gr9" style:family="graphic" style:parent-style-name="standard">
      <style:graphic-properties draw:stroke="none" svg:stroke-color="#000000" draw:fill="none" draw:fill-color="#ffffff" fo:min-height="0.76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svg:stroke-color="#000000" draw:marker-start="Arrow" draw:marker-start-width="0.153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5.567cm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12cm" fo:min-width="22.528cm"/>
    </style:style>
    <style:style style:name="gr18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fo:min-height="0.43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805cm"/>
    </style:style>
    <style:style style:name="gr21" style:family="graphic" style:parent-style-name="standard">
      <style:graphic-properties draw:stroke="dash" draw:stroke-dash="Ultrafine_20_Dashed" svg:stroke-color="#ff3366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2.622cm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width="0.051cm" svg:stroke-color="#000000" draw:fill="none" draw:fill-color="#ffffff" fo:min-height="0.95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fill="none" draw:fill-color="#ffffff" fo:min-height="1.056cm" fo:padding-top="0.15cm" fo:padding-bottom="0.15cm" fo:padding-left="0.275cm" fo:padding-right="0.275cm"/>
    </style:style>
    <style:style style:name="gr27" style:family="graphic" style:parent-style-name="standard">
      <style:graphic-properties svg:stroke-width="0.356cm" svg:stroke-color="#000000" draw:marker-start-width="0.731cm" draw:marker-end-width="0.731cm" draw:fill="none" draw:fill-color="#008000" draw:textarea-horizontal-align="justify" draw:textarea-vertical-align="middle" draw:auto-grow-height="false" fo:padding-top="0.3cm" fo:padding-bottom="0.3cm" fo:padding-left="0.425cm" fo:padding-right="0.425cm"/>
    </style:style>
    <style:style style:name="gr2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916cm" fo:min-width="1.602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solid" draw:fill-color="#ffffff" fo:min-height="1.882cm" fo:padding-top="0.15cm" fo:padding-bottom="0.15cm" fo:padding-left="0.275cm" fo:padding-right="0.275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8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24cm"/>
    </style:style>
    <style:style style:name="gr4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96cm"/>
    </style:style>
    <style:style style:name="gr43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3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67cm"/>
    </style:style>
    <style:style style:name="gr50" style:family="graphic" style:parent-style-name="standard">
      <style:graphic-properties svg:stroke-width="0cm" svg:stroke-color="#008000" draw:marker-start-width="0.2cm" draw:marker-end-width="0.2cm" draw:fill="solid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51" style:family="graphic" style:parent-style-name="standard">
      <style:graphic-properties draw:stroke="dash" draw:stroke-dash="Ultrafine_20_Dashed" svg:stroke-color="#ff420e" draw:fill="none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color="#ffff00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color="#800000"/>
    </style:style>
    <style:style style:name="P18" style:family="paragraph">
      <style:paragraph-properties fo:text-align="center"/>
      <style:text-properties fo:color="#ffff00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DejaVu Sans2" style:font-name-asian="DejaVu Sans2" style:font-name-complex="DejaVu Sans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8pt"/>
    </style:style>
    <style:style style:name="T17" style:family="text">
      <style:text-properties fo:color="#ffff00"/>
    </style:style>
    <style:style style:name="T18" style:family="text">
      <style:text-properties style:font-name="Liberation Sans1" style:font-name-asian="DejaVu Sans2" style:font-name-complex="DejaVu Sans2"/>
    </style:style>
    <style:style style:name="T19" style:family="text">
      <style:text-properties fo:color="#800000"/>
    </style:style>
    <style:style style:name="T20" style:family="text">
      <style:text-properties fo:color="#ffff00" fo:font-size="28pt" style:font-size-asian="28pt" style:font-size-complex="2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3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6.254cm" svg:x="1.4cm" svg:y="0.837cm" presentation:class="subtitle" presentation:user-transformed="true">
          <draw:text-box>
            <text:p><text:span text:style-name="T1">Gap Trees</text:span></text:p>
            <text:p><text:span text:style-name="T2"/></text:p>
            <text:p><text:span text:style-name="T3">A new self-balancing binary search tree algorithm</text:span></text:p>
            <text:p><text:span text:style-name="T1"/></text:p>
            <text:p>Jonathan Leivent</text:p>
            <text:p><text:span text:style-name="T2">August 12, 2014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ap Tree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imilar to AVL and Red-Black Trees</text:p>
              </text:list-item>
              <text:list-item>
                <text:p>But different</text:p>
                <text:list>
                  <text:list-item>
                    <text:p>Low code complexity, even for delete</text:p>
                    <text:list>
                      <text:list-item>
                        <text:p>Unlike Red-Black Trees</text:p>
                      </text:list-item>
                      <text:list-item>
                        <text:p>Simple to understand</text:p>
                      </text:list-item>
                    </text:list>
                  </text:list-item>
                  <text:list-item>
                    <text:p>At most 1 (single or double) rotation per insert or delete</text:p>
                    <text:list>
                      <text:list-item>
                        <text:p>Red-Black: a few (but still O(1)) rotations per insert or delete</text:p>
                      </text:list-item>
                      <text:list-item>
                        <text:p>AVL: at most 1 rotation per insert, O(logN) rotations per delete</text:p>
                      </text:list-item>
                    </text:list>
                  </text:list-item>
                  <text:list-item>
                    <text:p>Worst-case height (<text:span text:style-name="T4">≈</text:span> worst-case search performance) varies</text:p>
                    <text:list>
                      <text:list-item>
                        <text:p>Gap Trees created by Inserts alone: 1.44log<text:span text:style-name="T5">₂</text:span>N, exactly like AVL Trees</text:p>
                      </text:list-item>
                      <text:list-item>
                        <text:p>Deletes: each alters Gap Tree by at most 1 “non-AVL” node</text:p>
                        <text:list>
                          <text:list-item>
                            <text:p>After many deletes: Worst-case height = 2log<text:span text:style-name="T5">₂</text:span>N, like Red-Black Trees</text:p>
                          </text:list-item>
                          <text:list-item>
                            <text:p>But, subsequent inserts (and some deletes) can move this back towards 1.44log<text:span text:style-name="T5">₂</text:span>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ap Tree Parent/Child Constraints</text:p>
          </draw:text-box>
        </draw:frame>
        <draw:connector draw:style-name="gr2" draw:text-style-name="P1" draw:layer="layout" draw:type="line" svg:x1="9.251cm" svg:y1="9.005cm" svg:x2="8.65cm" svg:y2="12.166cm" draw:start-shape="id1" draw:start-glue-point="7" draw:end-shape="id2" draw:end-glue-point="4" svg:d="m9251 9005-601 3161" svg:viewBox="0 0 602 3162">
          <text:p/>
        </draw:connector>
        <draw:connector draw:style-name="gr2" draw:text-style-name="P1" draw:layer="layout" draw:type="line" svg:x1="9.898cm" svg:y1="9.005cm" svg:x2="10.505cm" svg:y2="10.173cm" draw:start-shape="id1" draw:start-glue-point="9" draw:end-shape="id3" draw:end-glue-point="4" svg:d="m9898 9005 607 1168" svg:viewBox="0 0 608 1169">
          <text:p/>
        </draw:connector>
        <draw:custom-shape draw:style-name="gr3" draw:text-style-name="P1" draw:layer="layout" svg:width="0.732cm" svg:height="1.003cm" svg:x="8.298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9.761cm" svg:y="11.1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9.571cm" svg:y1="8.129cm" svg:x2="9.577cm" svg:y2="7.366cm" svg:d="m9571 8129 6-763" svg:viewBox="0 0 7 764">
          <text:p/>
        </draw:connector>
        <draw:connector draw:style-name="gr2" draw:text-style-name="P1" draw:layer="layout" draw:type="line" svg:x1="4.676cm" svg:y1="11.017cm" svg:x2="4.074cm" svg:y2="12.164cm" draw:start-shape="id4" draw:start-glue-point="7" draw:end-shape="id5" draw:end-glue-point="4" svg:d="m4676 11017-602 1147" svg:viewBox="0 0 603 1148">
          <text:p/>
        </draw:connector>
        <draw:connector draw:style-name="gr2" draw:text-style-name="P1" draw:layer="layout" draw:type="line" svg:x1="5.322cm" svg:y1="11.017cm" svg:x2="5.929cm" svg:y2="12.164cm" draw:start-shape="id4" draw:start-glue-point="9" draw:end-shape="id6" draw:end-glue-point="4" svg:d="m5322 11017 607 1147" svg:viewBox="0 0 608 1148">
          <text:p/>
        </draw:connector>
        <draw:custom-shape draw:style-name="gr3" draw:text-style-name="P1" draw:layer="layout" svg:width="0.73cm" svg:height="1.003cm" svg:x="3.655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731cm" svg:height="1.001cm" svg:x="5.535cm" svg:y="13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999cm" svg:y1="10.161cm" svg:x2="5.005cm" svg:y2="9.398cm" draw:start-shape="id4" draw:start-glue-point="4" svg:d="m4999 10161 6-763" svg:viewBox="0 0 7 764">
          <text:p/>
        </draw:connector>
        <draw:connector draw:style-name="gr2" draw:text-style-name="P1" draw:layer="layout" draw:type="line" svg:x1="4.999cm" svg:y1="10.161cm" svg:x2="5.006cm" svg:y2="9.398cm" svg:d="m4999 10161 7-763" svg:viewBox="0 0 8 764">
          <text:p/>
        </draw:connector>
        <draw:connector draw:style-name="gr2" draw:text-style-name="P1" draw:layer="layout" draw:type="line" svg:x1="4.999cm" svg:y1="10.161cm" svg:x2="5.006cm" svg:y2="9.398cm" svg:d="m4999 10161 7-763" svg:viewBox="0 0 8 764">
          <text:p/>
        </draw:connector>
        <draw:connector draw:style-name="gr2" draw:text-style-name="P1" draw:layer="layout" draw:type="line" svg:x1="13.814cm" svg:y1="8.999cm" svg:x2="13.213cm" svg:y2="10.192cm" draw:start-shape="id7" draw:start-glue-point="7" draw:end-shape="id8" draw:end-glue-point="4" svg:d="m13814 8999-601 1193" svg:viewBox="0 0 602 1194">
          <text:p/>
        </draw:connector>
        <draw:connector draw:style-name="gr2" draw:text-style-name="P1" draw:layer="layout" draw:type="line" svg:x1="14.46cm" svg:y1="8.999cm" svg:x2="15.067cm" svg:y2="12.141cm" draw:start-shape="id7" draw:start-glue-point="9" draw:end-shape="id9" draw:end-glue-point="4" svg:d="m14460 8999 607 3142" svg:viewBox="0 0 608 3143">
          <text:p/>
        </draw:connector>
        <draw:custom-shape draw:style-name="gr3" draw:text-style-name="P1" draw:layer="layout" svg:width="0.73cm" svg:height="1.003cm" svg:x="14.693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4cm" svg:height="3.005cm" svg:x="12.493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4.144cm" svg:y1="8.129cm" svg:x2="14.153cm" svg:y2="7.366cm" svg:d="m14144 8129 9-763" svg:viewBox="0 0 10 764">
          <text:p/>
        </draw:connector>
        <draw:connector draw:style-name="gr2" draw:text-style-name="P1" draw:layer="layout" draw:type="line" svg:x1="18.37cm" svg:y1="9.024cm" svg:x2="17.77cm" svg:y2="12.166cm" draw:start-shape="id10" draw:start-glue-point="7" draw:end-shape="id11" draw:end-glue-point="4" svg:d="m18370 9024-600 3142" svg:viewBox="0 0 601 3143">
          <text:p/>
        </draw:connector>
        <draw:connector draw:style-name="gr2" draw:text-style-name="P1" draw:layer="layout" draw:type="line" svg:x1="19.018cm" svg:y1="9.024cm" svg:x2="19.625cm" svg:y2="12.166cm" draw:start-shape="id10" draw:start-glue-point="9" draw:end-shape="id12" draw:end-glue-point="4" svg:d="m19018 9024 607 3142" svg:viewBox="0 0 608 3143">
          <text:p/>
        </draw:connector>
        <draw:custom-shape draw:style-name="gr5" draw:text-style-name="P1" draw:layer="layout" svg:width="0.73cm" svg:height="1.003cm" svg:x="17.434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3cm" svg:height="1.003cm" svg:x="19.261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8.706cm" svg:y1="8.129cm" svg:x2="18.712cm" svg:y2="7.366cm" svg:d="m18706 8129 6-763" svg:viewBox="0 0 7 764">
          <text:p/>
        </draw:connector>
        <draw:frame draw:style-name="gr6" draw:text-style-name="P2" draw:layer="layout" svg:width="4.836cm" svg:height="1.395cm" svg:x="20.827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0.827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0.827cm" svg:y="8.072cm">
          <draw:text-box>
            <text:p><text:span text:style-name="T6">height = H+2</text:span></text:p>
          </draw:text-box>
        </draw:frame>
        <draw:frame draw:style-name="gr9" draw:text-style-name="P3" draw:layer="layout" svg:width="3.098cm" svg:height="1.017cm" svg:x="17.476cm" svg:y="14.223cm">
          <draw:text-box>
            <text:p><text:span text:style-name="T7">Not Leaves*</text:span></text:p>
          </draw:text-box>
        </draw:frame>
        <draw:custom-shape draw:style-name="gr10" draw:text-style-name="P1" xml:id="id5" draw:id="id5" draw:layer="layout" svg:width="0.914cm" svg:height="1.002cm" svg:x="3.617cm" svg:y="1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914cm" svg:height="1.002cm" svg:x="5.472cm" svg:y="1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" draw:id="id1" draw:layer="layout" svg:width="0.913cm" svg:height="1.003cm" svg:x="9.118cm" svg:y="8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0.914cm" svg:height="1.001cm" svg:x="8.193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0.915cm" svg:height="1cm" svg:x="10.047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0.912cm" svg:height="1.002cm" svg:x="4.543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" draw:id="id7" draw:layer="layout" svg:width="0.912cm" svg:height="1.001cm" svg:x="13.681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913cm" svg:height="1cm" svg:x="12.757cm" svg:y="1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913cm" svg:height="1.001cm" svg:x="14.611cm" svg:y="12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0.914cm" svg:height="1.003cm" svg:x="18.237cm" svg:y="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1" draw:id="id11" draw:layer="layout" svg:width="0.913cm" svg:height="1.001cm" svg:x="17.314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0.914cm" svg:height="1.001cm" svg:x="19.168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8.164cm" svg:y1="13.152cm" svg:x2="18.712cm" svg:y2="14.354cm">
          <text:p/>
        </draw:line>
        <draw:line draw:style-name="gr11" draw:text-style-name="P4" draw:layer="layout" svg:x1="19.26cm" svg:y1="13.152cm" svg:x2="18.712cm" svg:y2="14.354cm">
          <text:p/>
        </draw:line>
        <draw:frame draw:style-name="gr12" draw:layer="layout" svg:width="3.004cm" svg:height="0.962cm" svg:x="3.61cm" svg:y="14.986cm">
          <draw:text-box>
            <text:p>No Gaps</text:p>
          </draw:text-box>
        </draw:frame>
        <draw:frame draw:style-name="gr13" draw:layer="layout" svg:width="2.936cm" svg:height="0.962cm" svg:x="8.382cm" svg:y="14.986cm">
          <draw:text-box>
            <text:p>Left Gap</text:p>
          </draw:text-box>
        </draw:frame>
        <draw:frame draw:style-name="gr14" draw:layer="layout" svg:width="3.355cm" svg:height="0.962cm" svg:x="12.446cm" svg:y="14.986cm">
          <draw:text-box>
            <text:p>Right Gap</text:p>
          </draw:text-box>
        </draw:frame>
        <draw:frame draw:style-name="gr15" draw:layer="layout" svg:width="3.499cm" svg:height="1.673cm" svg:x="17.076cm" svg:y="14.986cm">
          <draw:text-box>
            <text:p>Both Gaps</text:p>
            <text:p text:style-name="P1"><text:span text:style-name="T8">(non-AVL)</text:span></text:p>
          </draw:text-box>
        </draw:frame>
        <draw:frame draw:style-name="gr16" draw:text-style-name="P5" draw:layer="layout" svg:width="26.067cm" svg:height="1.83cm" svg:x="0.955cm" svg:y="4.617cm">
          <draw:text-box>
            <text:p text:style-name="P1"><text:span text:style-name="T9">4 Cases: can be represented by 2 bits on parent, or 1 bit on non-leaf child</text:span></text:p>
            <text:p text:style-name="P1"><text:span text:style-name="T10">(Gap-Leaf Rule*: prevents leaves from needing bit)</text:span></text:p>
          </draw:text-box>
        </draw:frame>
        <draw:frame draw:style-name="gr17" draw:layer="layout" svg:width="23.028cm" svg:height="0.962cm" svg:x="2.476cm" svg:y="17.018cm">
          <draw:text-box>
            <text:p>* Gap-Leaf Rule: Parent with two leaf (height = 0) children must be at height = 1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ap Tree is not AVL Tree</text:p>
          </draw:text-box>
        </draw:frame>
        <draw:connector draw:style-name="gr2" draw:text-style-name="P1" draw:layer="layout" draw:type="line" svg:x1="16.76cm" svg:y1="13.189cm" svg:x2="16.133cm" svg:y2="14.313cm" draw:start-shape="id13" draw:start-glue-point="7" draw:end-shape="id14" draw:end-glue-point="4" svg:d="m16760 13189-627 1124" svg:viewBox="0 0 628 1125">
          <text:p/>
        </draw:connector>
        <draw:connector draw:style-name="gr2" draw:text-style-name="P1" draw:layer="layout" draw:type="line" svg:x1="17.436cm" svg:y1="13.189cm" svg:x2="18.07cm" svg:y2="14.313cm" draw:start-shape="id13" draw:start-glue-point="9" draw:end-shape="id15" draw:end-glue-point="4" svg:d="m17436 13189 634 1124" svg:viewBox="0 0 635 1125">
          <text:p/>
        </draw:connector>
        <draw:custom-shape draw:style-name="gr5" draw:text-style-name="P1" draw:layer="layout" svg:width="0.763cm" svg:height="0.981cm" svg:x="15.694cm" svg:y="15.3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63cm" svg:height="0.982cm" svg:x="17.659cm" svg:y="15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3.277cm" svg:y1="12.35cm" svg:x2="14.894cm" svg:y2="11.225cm" draw:end-shape="id16" draw:end-glue-point="7" svg:d="m13277 12350 1617-1125" svg:viewBox="0 0 1618 1126">
          <text:p/>
        </draw:connector>
        <draw:connector draw:style-name="gr2" draw:text-style-name="P1" draw:layer="layout" draw:type="line" svg:x1="17.099cm" svg:y1="12.35cm" svg:x2="15.57cm" svg:y2="11.225cm" draw:end-shape="id16" draw:end-glue-point="9" svg:d="m17099 12350-1529-1125" svg:viewBox="0 0 1530 1126">
          <text:p/>
        </draw:connector>
        <draw:connector draw:style-name="gr2" draw:text-style-name="P1" draw:layer="layout" draw:type="line" svg:x1="12.968cm" svg:y1="13.189cm" svg:x2="12.342cm" svg:y2="14.313cm" draw:start-shape="id17" draw:start-glue-point="7" draw:end-shape="id18" draw:end-glue-point="4" svg:d="m12968 13189-626 1124" svg:viewBox="0 0 627 1125">
          <text:p/>
        </draw:connector>
        <draw:connector draw:style-name="gr2" draw:text-style-name="P1" draw:layer="layout" draw:type="line" svg:x1="13.644cm" svg:y1="13.189cm" svg:x2="14.278cm" svg:y2="14.313cm" draw:start-shape="id17" draw:start-glue-point="9" draw:end-shape="id19" draw:end-glue-point="4" svg:d="m13644 13189 634 1124" svg:viewBox="0 0 635 1125">
          <text:p/>
        </draw:connector>
        <draw:custom-shape draw:style-name="gr5" draw:text-style-name="P1" draw:layer="layout" svg:width="0.763cm" svg:height="0.981cm" svg:x="11.903cm" svg:y="15.3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64cm" svg:height="0.982cm" svg:x="13.867cm" svg:y="15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5.232cm" svg:y1="10.386cm" svg:x2="11.726cm" svg:y2="9.253cm" draw:start-shape="id16" draw:start-glue-point="4" draw:end-shape="id20" draw:end-glue-point="9" svg:d="m15232 10386-3506-1133" svg:viewBox="0 0 3507 1134">
          <text:p/>
        </draw:connector>
        <draw:connector draw:style-name="gr2" draw:text-style-name="P1" draw:layer="layout" draw:type="line" svg:x1="9.099cm" svg:y1="13.189cm" svg:x2="8.472cm" svg:y2="14.313cm" draw:start-shape="id21" draw:start-glue-point="7" draw:end-shape="id22" draw:end-glue-point="4" svg:d="m9099 13189-627 1124" svg:viewBox="0 0 628 1125">
          <text:p/>
        </draw:connector>
        <draw:connector draw:style-name="gr2" draw:text-style-name="P1" draw:layer="layout" draw:type="line" svg:x1="9.775cm" svg:y1="13.189cm" svg:x2="10.409cm" svg:y2="14.313cm" draw:start-shape="id21" draw:start-glue-point="9" draw:end-shape="id23" draw:end-glue-point="4" svg:d="m9775 13189 634 1124" svg:viewBox="0 0 635 1125">
          <text:p/>
        </draw:connector>
        <draw:custom-shape draw:style-name="gr5" draw:text-style-name="P1" draw:layer="layout" svg:width="0.763cm" svg:height="0.981cm" svg:x="8.033cm" svg:y="15.3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63cm" svg:height="0.982cm" svg:x="9.998cm" svg:y="15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5.616cm" svg:y1="12.35cm" svg:x2="7.233cm" svg:y2="11.225cm" draw:end-shape="id24" draw:end-glue-point="7" svg:d="m5616 12350 1617-1125" svg:viewBox="0 0 1618 1126">
          <text:p/>
        </draw:connector>
        <draw:connector draw:style-name="gr2" draw:text-style-name="P1" draw:layer="layout" draw:type="line" svg:x1="9.438cm" svg:y1="12.35cm" svg:x2="7.909cm" svg:y2="11.225cm" draw:end-shape="id24" draw:end-glue-point="9" svg:d="m9438 12350-1529-1125" svg:viewBox="0 0 1530 1126">
          <text:p/>
        </draw:connector>
        <draw:connector draw:style-name="gr2" draw:text-style-name="P1" draw:layer="layout" draw:type="line" svg:x1="5.307cm" svg:y1="13.189cm" svg:x2="4.681cm" svg:y2="14.313cm" draw:start-shape="id25" draw:start-glue-point="7" draw:end-shape="id26" draw:end-glue-point="4" svg:d="m5307 13189-626 1124" svg:viewBox="0 0 627 1125">
          <text:p/>
        </draw:connector>
        <draw:connector draw:style-name="gr2" draw:text-style-name="P1" draw:layer="layout" draw:type="line" svg:x1="5.983cm" svg:y1="13.189cm" svg:x2="6.617cm" svg:y2="14.313cm" draw:start-shape="id25" draw:start-glue-point="9" draw:end-shape="id27" draw:end-glue-point="4" svg:d="m5983 13189 634 1124" svg:viewBox="0 0 635 1125">
          <text:p/>
        </draw:connector>
        <draw:custom-shape draw:style-name="gr5" draw:text-style-name="P1" draw:layer="layout" svg:width="0.763cm" svg:height="0.981cm" svg:x="4.242cm" svg:y="15.3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63cm" svg:height="0.982cm" svg:x="6.206cm" svg:y="15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draw:type="line" svg:x1="7.571cm" svg:y1="10.386cm" svg:x2="11.05cm" svg:y2="9.253cm" draw:start-shape="id24" draw:start-glue-point="4" draw:end-shape="id20" draw:end-glue-point="7" svg:d="m7571 10386 3479-1133" svg:viewBox="0 0 3480 1134">
          <text:p/>
        </draw:connector>
        <draw:connector draw:style-name="gr2" draw:text-style-name="P1" draw:layer="layout" draw:type="line" svg:x1="21.002cm" svg:y1="11.206cm" svg:x2="20.376cm" svg:y2="14.286cm" draw:start-shape="id28" draw:start-glue-point="7" draw:end-shape="id29" draw:end-glue-point="4" svg:d="m21002 11206-626 3080" svg:viewBox="0 0 627 3081">
          <text:p/>
        </draw:connector>
        <draw:connector draw:style-name="gr2" draw:text-style-name="P1" draw:layer="layout" draw:type="line" svg:x1="21.678cm" svg:y1="11.206cm" svg:x2="22.312cm" svg:y2="14.286cm" draw:start-shape="id28" draw:start-glue-point="9" draw:end-shape="id30" draw:end-glue-point="4" svg:d="m21678 11206 634 3080" svg:viewBox="0 0 635 3081">
          <text:p/>
        </draw:connector>
        <draw:custom-shape draw:style-name="gr5" draw:text-style-name="P1" draw:layer="layout" svg:width="0.763cm" svg:height="0.982cm" svg:x="20.023cm" svg:y="15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763cm" svg:height="0.982cm" svg:x="21.931cm" svg:y="15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draw:type="line" svg:x1="17.074cm" svg:y1="7.29cm" svg:x2="11.388cm" svg:y2="8.415cm" draw:start-shape="id31" draw:start-glue-point="7" draw:end-shape="id20" draw:end-glue-point="4" svg:d="m17074 7290-5686 1125" svg:viewBox="0 0 5687 1126">
          <text:p/>
        </draw:connector>
        <draw:connector draw:style-name="gr18" draw:text-style-name="P1" draw:layer="layout" draw:type="line" svg:x1="17.75cm" svg:y1="7.29cm" svg:x2="21.34cm" svg:y2="10.368cm" draw:start-shape="id31" draw:start-glue-point="9" draw:end-shape="id28" draw:end-glue-point="4" svg:d="m17750 7290 3590 3078" svg:viewBox="0 0 3591 3079">
          <text:p/>
        </draw:connector>
        <draw:custom-shape draw:style-name="gr10" draw:text-style-name="P1" xml:id="id13" draw:id="id13" draw:layer="layout" svg:width="0.954cm" svg:height="0.982cm" svg:x="16.621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4" draw:id="id14" draw:layer="layout" svg:width="0.953cm" svg:height="0.982cm" svg:x="15.657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" draw:id="id15" draw:layer="layout" svg:width="0.954cm" svg:height="0.982cm" svg:x="17.593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" draw:id="id16" draw:layer="layout" svg:width="0.954cm" svg:height="0.982cm" svg:x="14.755cm" svg:y="10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0" draw:id="id20" draw:layer="layout" svg:width="0.954cm" svg:height="0.981cm" svg:x="10.911cm" svg:y="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1" draw:id="id31" draw:layer="layout" svg:width="0.954cm" svg:height="0.982cm" svg:x="16.935cm" svg:y="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" draw:id="id17" draw:layer="layout" svg:width="0.954cm" svg:height="0.982cm" svg:x="12.829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8" draw:id="id18" draw:layer="layout" svg:width="0.954cm" svg:height="0.982cm" svg:x="11.865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9" draw:id="id19" draw:layer="layout" svg:width="0.954cm" svg:height="0.982cm" svg:x="13.801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954cm" svg:height="0.982cm" svg:x="8.96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954cm" svg:height="0.982cm" svg:x="7.995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3" draw:id="id23" draw:layer="layout" svg:width="0.954cm" svg:height="0.982cm" svg:x="9.93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4" draw:id="id24" draw:layer="layout" svg:width="0.954cm" svg:height="0.982cm" svg:x="7.094cm" svg:y="10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5" draw:id="id25" draw:layer="layout" svg:width="0.954cm" svg:height="0.982cm" svg:x="5.168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6" draw:id="id26" draw:layer="layout" svg:width="0.954cm" svg:height="0.982cm" svg:x="4.20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7" draw:id="id27" draw:layer="layout" svg:width="0.954cm" svg:height="0.982cm" svg:x="6.1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8" draw:id="id28" draw:layer="layout" svg:width="0.954cm" svg:height="0.981cm" svg:x="20.863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9" draw:id="id29" draw:layer="layout" svg:width="0.954cm" svg:height="0.981cm" svg:x="19.89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0" draw:id="id30" draw:layer="layout" svg:width="0.954cm" svg:height="0.981cm" svg:x="21.835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2.272cm" svg:height="0.734cm" svg:x="2.012cm" svg:y="14.152cm">
          <draw:text-box>
            <text:p><text:span text:style-name="T11">Not leaves</text:span></text:p>
          </draw:text-box>
        </draw:frame>
        <draw:line draw:style-name="gr11" draw:text-style-name="P7" draw:layer="layout" svg:x1="3.942cm" svg:y1="14.841cm" svg:x2="3.179cm" svg:y2="14.841cm">
          <text:p/>
        </draw:line>
        <draw:frame draw:style-name="gr20" draw:text-style-name="P8" draw:layer="layout" svg:width="12.305cm" svg:height="1.038cm" svg:x="7.51cm" svg:y="17.174cm">
          <draw:text-box>
            <text:p><text:span text:style-name="T12">Gap Tree with no equivalent AVL Tree</text:span></text:p>
          </draw:text-box>
        </draw:frame>
        <draw:custom-shape draw:style-name="gr21" draw:text-style-name="P1" draw:layer="layout" svg:width="4.064cm" svg:height="7.366cm" svg:x="19.28cm" svg:y="9.398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3.122cm" svg:height="1.673cm" svg:x="22.244cm" svg:y="10.952cm">
          <draw:text-box>
            <text:p text:style-name="P1">AVL can't</text:p>
            <text:p text:style-name="P1">do thi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d-Black Tree is close...</text:p>
          </draw:text-box>
        </draw:frame>
        <draw:connector draw:style-name="gr2" draw:text-style-name="P1" draw:layer="layout" draw:type="line" svg:x1="17.161cm" svg:y1="13.175cm" svg:x2="16.489cm" svg:y2="14.357cm" draw:start-shape="id32" draw:start-glue-point="7" draw:end-shape="id33" draw:end-glue-point="4" svg:d="m17161 13175-672 1182" svg:viewBox="0 0 673 1183">
          <text:p/>
        </draw:connector>
        <draw:connector draw:style-name="gr2" draw:text-style-name="P1" draw:layer="layout" draw:type="line" svg:x1="17.885cm" svg:y1="13.175cm" svg:x2="18.564cm" svg:y2="14.357cm" draw:start-shape="id32" draw:start-glue-point="9" draw:end-shape="id34" draw:end-glue-point="4" svg:d="m17885 13175 679 1182" svg:viewBox="0 0 680 1183">
          <text:p/>
        </draw:connector>
        <draw:custom-shape draw:style-name="gr3" draw:text-style-name="P1" draw:layer="layout" svg:width="0.818cm" svg:height="1.032cm" svg:x="16.018cm" svg:y="15.3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18cm" svg:height="1.032cm" svg:x="18.124cm" svg:y="15.4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3.428cm" svg:y1="12.295cm" svg:x2="15.161cm" svg:y2="11.111cm" draw:end-shape="id35" draw:end-glue-point="7" svg:d="m13428 12295 1733-1184" svg:viewBox="0 0 1734 1185">
          <text:p/>
        </draw:connector>
        <draw:connector draw:style-name="gr2" draw:text-style-name="P1" draw:layer="layout" draw:type="line" svg:x1="17.524cm" svg:y1="12.295cm" svg:x2="15.885cm" svg:y2="11.111cm" draw:end-shape="id35" draw:end-glue-point="9" svg:d="m17524 12295-1639-1184" svg:viewBox="0 0 1640 1185">
          <text:p/>
        </draw:connector>
        <draw:connector draw:style-name="gr2" draw:text-style-name="P1" draw:layer="layout" draw:type="line" svg:x1="13.097cm" svg:y1="13.175cm" svg:x2="12.426cm" svg:y2="14.357cm" draw:start-shape="id36" draw:start-glue-point="7" draw:end-shape="id37" draw:end-glue-point="4" svg:d="m13097 13175-671 1182" svg:viewBox="0 0 672 1183">
          <text:p/>
        </draw:connector>
        <draw:connector draw:style-name="gr2" draw:text-style-name="P1" draw:layer="layout" draw:type="line" svg:x1="13.821cm" svg:y1="13.175cm" svg:x2="14.501cm" svg:y2="14.357cm" draw:start-shape="id36" draw:start-glue-point="9" draw:end-shape="id38" draw:end-glue-point="4" svg:d="m13821 13175 680 1182" svg:viewBox="0 0 681 1183">
          <text:p/>
        </draw:connector>
        <draw:custom-shape draw:style-name="gr3" draw:text-style-name="P1" draw:layer="layout" svg:width="0.818cm" svg:height="1.032cm" svg:x="11.955cm" svg:y="15.3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17cm" svg:height="1.032cm" svg:x="14.061cm" svg:y="15.4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5.523cm" svg:y1="10.231cm" svg:x2="11.766cm" svg:y2="9.04cm" draw:start-shape="id35" draw:start-glue-point="4" draw:end-shape="id39" draw:end-glue-point="9" svg:d="m15523 10231-3757-1191" svg:viewBox="0 0 3758 1192">
          <text:p/>
        </draw:connector>
        <draw:connector draw:style-name="gr2" draw:text-style-name="P1" draw:layer="layout" draw:type="line" svg:x1="8.95cm" svg:y1="13.175cm" svg:x2="8.278cm" svg:y2="14.357cm" draw:start-shape="id40" draw:start-glue-point="7" draw:end-shape="id41" draw:end-glue-point="4" svg:d="m8950 13175-672 1182" svg:viewBox="0 0 673 1183">
          <text:p/>
        </draw:connector>
        <draw:connector draw:style-name="gr2" draw:text-style-name="P1" draw:layer="layout" draw:type="line" svg:x1="9.674cm" svg:y1="13.175cm" svg:x2="10.354cm" svg:y2="14.357cm" draw:start-shape="id40" draw:start-glue-point="9" draw:end-shape="id42" draw:end-glue-point="4" svg:d="m9674 13175 680 1182" svg:viewBox="0 0 681 1183">
          <text:p/>
        </draw:connector>
        <draw:custom-shape draw:style-name="gr3" draw:text-style-name="P1" draw:layer="layout" svg:width="0.818cm" svg:height="1.032cm" svg:x="7.808cm" svg:y="15.3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18cm" svg:height="1.032cm" svg:x="9.913cm" svg:y="15.4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5.217cm" svg:y1="12.295cm" svg:x2="6.95cm" svg:y2="11.111cm" draw:end-shape="id43" draw:end-glue-point="7" svg:d="m5217 12295 1733-1184" svg:viewBox="0 0 1734 1185">
          <text:p/>
        </draw:connector>
        <draw:connector draw:style-name="gr2" draw:text-style-name="P1" draw:layer="layout" draw:type="line" svg:x1="9.313cm" svg:y1="12.295cm" svg:x2="7.675cm" svg:y2="11.111cm" draw:end-shape="id43" draw:end-glue-point="9" svg:d="m9313 12295-1638-1184" svg:viewBox="0 0 1639 1185">
          <text:p/>
        </draw:connector>
        <draw:connector draw:style-name="gr2" draw:text-style-name="P1" draw:layer="layout" draw:type="line" svg:x1="4.887cm" svg:y1="13.175cm" svg:x2="4.215cm" svg:y2="14.357cm" draw:start-shape="id44" draw:start-glue-point="7" draw:end-shape="id45" draw:end-glue-point="4" svg:d="m4887 13175-672 1182" svg:viewBox="0 0 673 1183">
          <text:p/>
        </draw:connector>
        <draw:connector draw:style-name="gr2" draw:text-style-name="P1" draw:layer="layout" draw:type="line" svg:x1="5.611cm" svg:y1="13.175cm" svg:x2="6.29cm" svg:y2="14.357cm" draw:start-shape="id44" draw:start-glue-point="9" draw:end-shape="id46" draw:end-glue-point="4" svg:d="m5611 13175 679 1182" svg:viewBox="0 0 680 1183">
          <text:p/>
        </draw:connector>
        <draw:custom-shape draw:style-name="gr3" draw:text-style-name="P1" draw:layer="layout" svg:width="0.818cm" svg:height="1.032cm" svg:x="3.744cm" svg:y="15.3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18cm" svg:height="1.032cm" svg:x="5.85cm" svg:y="15.4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draw:type="line" svg:x1="7.312cm" svg:y1="10.231cm" svg:x2="11.041cm" svg:y2="9.04cm" draw:start-shape="id43" draw:start-glue-point="4" draw:end-shape="id39" draw:end-glue-point="7" svg:d="m7312 10231 3729-1191" svg:viewBox="0 0 3730 1192">
          <text:p/>
        </draw:connector>
        <draw:connector draw:style-name="gr2" draw:text-style-name="P1" draw:layer="layout" draw:type="line" svg:x1="21.707cm" svg:y1="11.092cm" svg:x2="21.036cm" svg:y2="14.329cm" draw:start-shape="id47" draw:start-glue-point="7" draw:end-shape="id48" draw:end-glue-point="4" svg:d="m21707 11092-671 3237" svg:viewBox="0 0 672 3238">
          <text:p/>
        </draw:connector>
        <draw:connector draw:style-name="gr2" draw:text-style-name="P1" draw:layer="layout" draw:type="line" svg:x1="22.431cm" svg:y1="11.092cm" svg:x2="23.111cm" svg:y2="14.329cm" draw:start-shape="id47" draw:start-glue-point="9" draw:end-shape="id49" draw:end-glue-point="4" svg:d="m22431 11092 680 3237" svg:viewBox="0 0 681 3238">
          <text:p/>
        </draw:connector>
        <draw:custom-shape draw:style-name="gr3" draw:text-style-name="P1" draw:layer="layout" svg:width="0.818cm" svg:height="1.032cm" svg:x="20.658cm" svg:y="15.3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18cm" svg:height="1.032cm" svg:x="22.703cm" svg:y="15.3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draw:type="line" svg:x1="17.497cm" svg:y1="6.976cm" svg:x2="11.403cm" svg:y2="8.159cm" draw:start-shape="id50" draw:start-glue-point="7" draw:end-shape="id39" draw:end-glue-point="4" svg:d="m17497 6976-6094 1183" svg:viewBox="0 0 6095 1184">
          <text:p/>
        </draw:connector>
        <draw:connector draw:style-name="gr18" draw:text-style-name="P1" draw:layer="layout" draw:type="line" svg:x1="18.221cm" svg:y1="6.976cm" svg:x2="22.069cm" svg:y2="10.211cm" draw:start-shape="id50" draw:start-glue-point="9" draw:end-shape="id47" draw:end-glue-point="4" svg:d="m18221 6976 3848 3235" svg:viewBox="0 0 3849 3236">
          <text:p/>
        </draw:connector>
        <draw:custom-shape draw:style-name="gr23" draw:text-style-name="P1" xml:id="id32" draw:id="id32" draw:layer="layout" svg:width="1.022cm" svg:height="1.031cm" svg:x="17.012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3" draw:id="id33" draw:layer="layout" svg:width="1.022cm" svg:height="1.032cm" svg:x="15.978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4" draw:id="id34" draw:layer="layout" svg:width="1.023cm" svg:height="1.032cm" svg:x="18.053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5" draw:id="id35" draw:layer="layout" svg:width="1.022cm" svg:height="1.031cm" svg:x="15.012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9" draw:id="id39" draw:layer="layout" svg:width="1.023cm" svg:height="1.032cm" svg:x="10.892cm" svg:y="8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" draw:id="id50" draw:layer="layout" svg:width="1.022cm" svg:height="1.031cm" svg:x="17.34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6" draw:id="id36" draw:layer="layout" svg:width="1.022cm" svg:height="1.031cm" svg:x="12.948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7" draw:id="id37" draw:layer="layout" svg:width="1.022cm" svg:height="1.032cm" svg:x="11.915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8" draw:id="id38" draw:layer="layout" svg:width="1.022cm" svg:height="1.032cm" svg:x="13.99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0" draw:id="id40" draw:layer="layout" svg:width="1.022cm" svg:height="1.031cm" svg:x="8.801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1.023cm" svg:height="1.032cm" svg:x="7.767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1.022cm" svg:height="1.032cm" svg:x="9.843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1.023cm" svg:height="1.031cm" svg:x="6.801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4" draw:id="id44" draw:layer="layout" svg:width="1.022cm" svg:height="1.031cm" svg:x="4.738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5" draw:id="id45" draw:layer="layout" svg:width="1.022cm" svg:height="1.032cm" svg:x="3.704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6" draw:id="id46" draw:layer="layout" svg:width="1.022cm" svg:height="1.032cm" svg:x="5.779cm" svg:y="1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7" draw:id="id47" draw:layer="layout" svg:width="1.022cm" svg:height="1.032cm" svg:x="21.558cm" svg:y="10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8" draw:id="id48" draw:layer="layout" svg:width="1.022cm" svg:height="1.031cm" svg:x="20.525cm" svg:y="14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" draw:id="id49" draw:layer="layout" svg:width="1.022cm" svg:height="1.031cm" svg:x="22.6cm" svg:y="14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3.179cm" svg:height="1.259cm" svg:x="7.649cm" svg:y="17.272cm">
          <draw:text-box>
            <text:p><text:span text:style-name="T6">Red-Black Tree equivalent of previous Gap Tre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...but, some RBs are not Gaps</text:p>
          </draw:text-box>
        </draw:frame>
        <draw:frame draw:style-name="gr26" draw:text-style-name="P2" draw:layer="layout" svg:width="12.042cm" svg:height="1.356cm" svg:x="8.124cm" svg:y="16.986cm">
          <draw:text-box>
            <text:p><text:span text:style-name="T6">Red-Black Tree with no equivalent Gap Tree</text:span></text:p>
          </draw:text-box>
        </draw:frame>
        <draw:connector draw:style-name="gr2" draw:text-style-name="P1" draw:layer="layout" draw:type="line" svg:x1="17.59cm" svg:y1="14.035cm" svg:x2="16.873cm" svg:y2="15.309cm" draw:start-shape="id51" draw:start-glue-point="7" draw:end-shape="id52" draw:end-glue-point="4" svg:d="m17590 14035-717 1274" svg:viewBox="0 0 718 1275">
          <text:p/>
        </draw:connector>
        <draw:connector draw:style-name="gr2" draw:text-style-name="P1" draw:layer="layout" draw:type="line" svg:x1="18.364cm" svg:y1="14.035cm" svg:x2="19.091cm" svg:y2="15.309cm" draw:start-shape="id51" draw:start-glue-point="9" draw:end-shape="id53" draw:end-glue-point="4" svg:d="m18364 14035 727 1274" svg:viewBox="0 0 728 1275">
          <text:p/>
        </draw:connector>
        <draw:connector draw:style-name="gr2" draw:text-style-name="P1" draw:layer="layout" draw:type="line" svg:x1="13.599cm" svg:y1="13.086cm" svg:x2="15.452cm" svg:y2="11.814cm" draw:end-shape="id54" draw:end-glue-point="7" svg:d="m13599 13086 1853-1272" svg:viewBox="0 0 1854 1273">
          <text:p/>
        </draw:connector>
        <draw:connector draw:style-name="gr2" draw:text-style-name="P1" draw:layer="layout" draw:type="line" svg:x1="17.979cm" svg:y1="13.086cm" svg:x2="16.227cm" svg:y2="11.814cm" draw:end-shape="id54" draw:end-glue-point="9" svg:d="m17979 13086-1752-1272" svg:viewBox="0 0 1753 1273">
          <text:p/>
        </draw:connector>
        <draw:connector draw:style-name="gr2" draw:text-style-name="P1" draw:layer="layout" draw:type="line" svg:x1="13.246cm" svg:y1="14.035cm" svg:x2="12.528cm" svg:y2="15.309cm" draw:start-shape="id55" draw:start-glue-point="7" draw:end-shape="id56" draw:end-glue-point="4" svg:d="m13246 14035-718 1274" svg:viewBox="0 0 719 1275">
          <text:p/>
        </draw:connector>
        <draw:connector draw:style-name="gr2" draw:text-style-name="P1" draw:layer="layout" draw:type="line" svg:x1="14.02cm" svg:y1="14.035cm" svg:x2="14.746cm" svg:y2="15.309cm" draw:start-shape="id55" draw:start-glue-point="9" draw:end-shape="id57" draw:end-glue-point="4" svg:d="m14020 14035 726 1274" svg:viewBox="0 0 727 1275">
          <text:p/>
        </draw:connector>
        <draw:connector draw:style-name="gr2" draw:text-style-name="P1" draw:layer="layout" draw:type="line" svg:x1="15.839cm" svg:y1="10.864cm" svg:x2="11.822cm" svg:y2="9.583cm" draw:start-shape="id54" draw:start-glue-point="4" draw:end-shape="id58" draw:end-glue-point="9" svg:d="m15839 10864-4017-1281" svg:viewBox="0 0 4018 1282">
          <text:p/>
        </draw:connector>
        <draw:connector draw:style-name="gr2" draw:text-style-name="P1" draw:layer="layout" draw:type="line" svg:x1="8.814cm" svg:y1="14.035cm" svg:x2="8.095cm" svg:y2="15.309cm" draw:start-shape="id59" draw:start-glue-point="7" draw:end-shape="id60" draw:end-glue-point="4" svg:d="m8814 14035-719 1274" svg:viewBox="0 0 720 1275">
          <text:p/>
        </draw:connector>
        <draw:connector draw:style-name="gr2" draw:text-style-name="P1" draw:layer="layout" draw:type="line" svg:x1="9.586cm" svg:y1="14.035cm" svg:x2="10.314cm" svg:y2="15.309cm" draw:start-shape="id59" draw:start-glue-point="9" draw:end-shape="id61" draw:end-glue-point="4" svg:d="m9586 14035 728 1274" svg:viewBox="0 0 729 1275">
          <text:p/>
        </draw:connector>
        <draw:connector draw:style-name="gr2" draw:text-style-name="P1" draw:layer="layout" draw:type="line" svg:x1="4.824cm" svg:y1="13.086cm" svg:x2="6.676cm" svg:y2="11.814cm" draw:end-shape="id62" draw:end-glue-point="7" svg:d="m4824 13086 1852-1272" svg:viewBox="0 0 1853 1273">
          <text:p/>
        </draw:connector>
        <draw:connector draw:style-name="gr2" draw:text-style-name="P1" draw:layer="layout" draw:type="line" svg:x1="9.201cm" svg:y1="13.086cm" svg:x2="7.449cm" svg:y2="11.814cm" draw:end-shape="id62" draw:end-glue-point="9" svg:d="m9201 13086-1752-1272" svg:viewBox="0 0 1753 1273">
          <text:p/>
        </draw:connector>
        <draw:connector draw:style-name="gr2" draw:text-style-name="P1" draw:layer="layout" draw:type="line" svg:x1="4.471cm" svg:y1="14.035cm" svg:x2="3.751cm" svg:y2="15.309cm" draw:start-shape="id63" draw:start-glue-point="7" draw:end-shape="id64" draw:end-glue-point="4" svg:d="m4471 14035-720 1274" svg:viewBox="0 0 721 1275">
          <text:p/>
        </draw:connector>
        <draw:connector draw:style-name="gr2" draw:text-style-name="P1" draw:layer="layout" draw:type="line" svg:x1="5.243cm" svg:y1="14.035cm" svg:x2="5.97cm" svg:y2="15.309cm" draw:start-shape="id63" draw:start-glue-point="9" draw:end-shape="id65" draw:end-glue-point="4" svg:d="m5243 14035 727 1274" svg:viewBox="0 0 728 1275">
          <text:p/>
        </draw:connector>
        <draw:connector draw:style-name="gr18" draw:text-style-name="P1" draw:layer="layout" draw:type="line" svg:x1="7.063cm" svg:y1="10.864cm" svg:x2="11.049cm" svg:y2="9.583cm" draw:start-shape="id62" draw:start-glue-point="4" draw:end-shape="id58" draw:end-glue-point="7" svg:d="m7063 10864 3986-1281" svg:viewBox="0 0 3987 1282">
          <text:p/>
        </draw:connector>
        <draw:connector draw:style-name="gr2" draw:text-style-name="P1" draw:layer="layout" draw:type="line" svg:x1="22.452cm" svg:y1="11.793cm" svg:x2="21.732cm" svg:y2="15.278cm" draw:start-shape="id66" draw:start-glue-point="7" draw:end-shape="id67" draw:end-glue-point="4" svg:d="m22452 11793-720 3485" svg:viewBox="0 0 721 3486">
          <text:p/>
        </draw:connector>
        <draw:connector draw:style-name="gr2" draw:text-style-name="P1" draw:layer="layout" draw:type="line" svg:x1="23.224cm" svg:y1="11.793cm" svg:x2="23.951cm" svg:y2="15.278cm" draw:start-shape="id66" draw:start-glue-point="9" draw:end-shape="id68" draw:end-glue-point="4" svg:d="m23224 11793 727 3485" svg:viewBox="0 0 728 3486">
          <text:p/>
        </draw:connector>
        <draw:connector draw:style-name="gr18" draw:text-style-name="P1" draw:layer="layout" draw:type="line" svg:x1="17.951cm" svg:y1="7.361cm" svg:x2="11.436cm" svg:y2="8.634cm" draw:start-shape="id69" draw:start-glue-point="7" draw:end-shape="id58" draw:end-glue-point="4" svg:d="m17951 7361-6515 1273" svg:viewBox="0 0 6516 1274">
          <text:p/>
        </draw:connector>
        <draw:connector draw:style-name="gr18" draw:text-style-name="P1" draw:layer="layout" draw:type="line" svg:x1="18.723cm" svg:y1="7.361cm" svg:x2="22.838cm" svg:y2="10.844cm" draw:start-shape="id69" draw:start-glue-point="9" draw:end-shape="id66" draw:end-glue-point="4" svg:d="m18723 7361 4115 3483" svg:viewBox="0 0 4116 3484">
          <text:p/>
        </draw:connector>
        <draw:custom-shape draw:style-name="gr23" draw:text-style-name="P1" xml:id="id51" draw:id="id51" draw:layer="layout" svg:width="1.094cm" svg:height="1.111cm" svg:x="17.43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52" draw:id="id52" draw:layer="layout" svg:width="1.093cm" svg:height="1.11cm" svg:x="16.326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53" draw:id="id53" draw:layer="layout" svg:width="1.092cm" svg:height="1.11cm" svg:x="18.545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4" draw:id="id54" draw:layer="layout" svg:width="1.095cm" svg:height="1.112cm" svg:x="15.292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8" draw:id="id58" draw:layer="layout" svg:width="1.093cm" svg:height="1.111cm" svg:x="10.889cm" svg:y="8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9" draw:id="id69" draw:layer="layout" svg:width="1.092cm" svg:height="1.111cm" svg:x="17.791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5" draw:id="id55" draw:layer="layout" svg:width="1.094cm" svg:height="1.111cm" svg:x="13.086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56" draw:id="id56" draw:layer="layout" svg:width="1.092cm" svg:height="1.11cm" svg:x="11.982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57" draw:id="id57" draw:layer="layout" svg:width="1.092cm" svg:height="1.11cm" svg:x="14.2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9" draw:id="id59" draw:layer="layout" svg:width="1.092cm" svg:height="1.111cm" svg:x="8.654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0" draw:id="id60" draw:layer="layout" svg:width="1.092cm" svg:height="1.11cm" svg:x="7.549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1" draw:id="id61" draw:layer="layout" svg:width="1.094cm" svg:height="1.11cm" svg:x="9.767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2" draw:id="id62" draw:layer="layout" svg:width="1.093cm" svg:height="1.112cm" svg:x="6.516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63" draw:id="id63" draw:layer="layout" svg:width="1.092cm" svg:height="1.111cm" svg:x="4.311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4" draw:id="id64" draw:layer="layout" svg:width="1.092cm" svg:height="1.11cm" svg:x="3.205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5" draw:id="id65" draw:layer="layout" svg:width="1.093cm" svg:height="1.11cm" svg:x="5.423cm" svg:y="1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66" draw:id="id66" draw:layer="layout" svg:width="1.092cm" svg:height="1.111cm" svg:x="22.292cm" svg:y="1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7" draw:id="id67" draw:layer="layout" svg:width="1.092cm" svg:height="1.111cm" svg:x="21.186cm" svg:y="1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68" draw:id="id68" draw:layer="layout" svg:width="1.094cm" svg:height="1.111cm" svg:x="23.404cm" svg:y="1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2.152cm" svg:height="1.216cm" svg:x="0.916cm" svg:y="15.26cm">
          <draw:text-box>
            <text:p><text:span text:style-name="T13">Leaves</text:span></text:p>
          </draw:text-box>
        </draw:frame>
        <draw:line draw:style-name="gr11" draw:text-style-name="P7" draw:layer="layout" svg:x1="2.934cm" svg:y1="15.973cm" svg:x2="1.404cm" svg:y2="15.973cm">
          <text:p/>
        </draw:line>
        <draw:custom-shape draw:style-name="gr21" draw:text-style-name="P1" draw:layer="layout" svg:width="4.064cm" svg:height="7.366cm" svg:x="20.78cm" svg:y="9.498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222cm" svg:height="2.182cm" svg:x="23.648cm" svg:y="10.897cm">
          <draw:text-box>
            <text:p text:style-name="P1"><text:span text:style-name="T14">Violates </text:span></text:p>
            <text:p text:style-name="P1"><text:span text:style-name="T14">Gap-Leaf Ru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ing in a Gap Tre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sert descends recursively from the root</text:p>
              </text:list-item>
              <text:list-item>
                <text:p>Compares target key with node key</text:p>
              </text:list-item>
              <text:list-item>
                <text:p>Target key &lt; node key→ descend left subtree</text:p>
              </text:list-item>
              <text:list-item>
                <text:p>Target key &gt; node key→ descend right subtree</text:p>
              </text:list-item>
              <text:list-item>
                <text:p>Target key = node key → return Found</text:p>
              </text:list-item>
              <text:list-item>
                <text:p>At leaf: create new node at height = 1 with 2 leaf children</text:p>
              </text:list-item>
              <text:list-item>
                <text:p>Rebalance tree on return towards r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fter Inser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turned subtree has same height as original</text:p>
                <text:list>
                  <text:list-item>
                    <text:p>Easy case – no rebalancing needed: just graft returned subtree in place of original</text:p>
                  </text:list-item>
                  <text:list-item>
                    <text:p>Then, finished: remaining ascent up tree just does similar grafting, no further rebalancing.</text:p>
                  </text:list-item>
                </text:list>
              </text:list-item>
              <text:list-item>
                <text:p>Returned subtree 1 higher than original</text:p>
                <text:list>
                  <text:list-item>
                    <text:p>But, only certain cases of “1 higher” can occur</text:p>
                  </text:list-item>
                  <text:list-item>
                    <text:p>Depending on case and parent/child state, rebalance (4 cases):</text:p>
                    <text:list>
                      <text:list-item>
                        <text:p>Graft in place with gap adjustment</text:p>
                        <text:list>
                          <text:list-item>
                            <text:p>Return subtree at original height (2 cases)</text:p>
                          </text:list-item>
                          <text:list-item>
                            <text:p>Return 1-higher subtree (1 case)</text:p>
                          </text:list-item>
                        </text:list>
                      </text:list-item>
                      <text:list-item>
                        <text:p>Rotate needed, but return subtree at original height (1 case with 2 subcas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after Insert (1)</text:p>
          </draw:text-box>
        </draw:frame>
        <draw:custom-shape draw:style-name="gr4" draw:text-style-name="P1" draw:layer="layout" svg:width="1.461cm" svg:height="3.006cm" svg:x="11.715cm" svg:y="11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5.855cm" svg:y1="11.147cm" svg:x2="5.253cm" svg:y2="12.294cm" draw:start-shape="id70" draw:start-glue-point="7" draw:end-shape="id71" draw:end-glue-point="4" svg:d="m5855 11147-602 1147" svg:viewBox="0 0 603 1148">
          <text:p/>
        </draw:connector>
        <draw:connector draw:style-name="gr2" draw:text-style-name="P1" draw:layer="layout" draw:type="line" svg:x1="6.501cm" svg:y1="11.147cm" svg:x2="7.108cm" svg:y2="12.294cm" draw:start-shape="id70" draw:start-glue-point="9" draw:end-shape="id72" draw:end-glue-point="4" svg:d="m6501 11147 607 1147" svg:viewBox="0 0 608 1148">
          <text:p/>
        </draw:connector>
        <draw:custom-shape draw:style-name="gr3" draw:text-style-name="P1" draw:layer="layout" svg:width="0.73cm" svg:height="1.003cm" svg:x="4.834cm" svg:y="13.3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731cm" svg:height="1.001cm" svg:x="6.714cm" svg:y="13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178cm" svg:y1="10.291cm" svg:x2="6.184cm" svg:y2="9.528cm" draw:start-shape="id70" draw:start-glue-point="4" svg:d="m6178 10291 6-763" svg:viewBox="0 0 7 764">
          <text:p/>
        </draw:connector>
        <draw:connector draw:style-name="gr2" draw:text-style-name="P1" draw:layer="layout" draw:type="line" svg:x1="6.178cm" svg:y1="10.291cm" svg:x2="6.185cm" svg:y2="9.528cm" svg:d="m6178 10291 7-763" svg:viewBox="0 0 8 764">
          <text:p/>
        </draw:connector>
        <draw:connector draw:style-name="gr2" draw:text-style-name="P1" draw:layer="layout" draw:type="line" svg:x1="6.178cm" svg:y1="10.291cm" svg:x2="6.185cm" svg:y2="9.528cm" svg:d="m6178 10291 7-763" svg:viewBox="0 0 8 764">
          <text:p/>
        </draw:connector>
        <draw:connector draw:style-name="gr2" draw:text-style-name="P1" draw:layer="layout" draw:type="line" svg:x1="19.015cm" svg:y1="8.999cm" svg:x2="18.414cm" svg:y2="10.192cm" draw:start-shape="id73" draw:start-glue-point="7" draw:end-shape="id74" draw:end-glue-point="4" svg:d="m19015 8999-601 1193" svg:viewBox="0 0 602 1194">
          <text:p/>
        </draw:connector>
        <draw:connector draw:style-name="gr2" draw:text-style-name="P1" draw:layer="layout" draw:type="line" svg:x1="19.661cm" svg:y1="8.999cm" svg:x2="20.268cm" svg:y2="12.141cm" draw:start-shape="id73" draw:start-glue-point="9" draw:end-shape="id75" draw:end-glue-point="4" svg:d="m19661 8999 607 3142" svg:viewBox="0 0 608 3143">
          <text:p/>
        </draw:connector>
        <draw:custom-shape draw:style-name="gr3" draw:text-style-name="P1" draw:layer="layout" svg:width="0.73cm" svg:height="1.003cm" svg:x="19.894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4cm" svg:height="3.005cm" svg:x="17.694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345cm" svg:y1="8.129cm" svg:x2="19.354cm" svg:y2="7.366cm" svg:d="m193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xml:id="id71" draw:id="id71" draw:layer="layout" svg:width="0.914cm" svg:height="1.002cm" svg:x="4.796cm" svg:y="12.29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2" draw:id="id72" draw:layer="layout" svg:width="0.914cm" svg:height="1.002cm" svg:x="6.651cm" svg:y="12.29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915cm" svg:height="1cm" svg:x="12.001cm" svg:y="10.2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0" draw:id="id70" draw:layer="layout" svg:width="0.912cm" svg:height="1.002cm" svg:x="5.722cm" svg:y="10.29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3" draw:id="id73" draw:layer="layout" svg:width="0.912cm" svg:height="1.001cm" svg:x="18.882cm" svg:y="8.1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4" draw:id="id74" draw:layer="layout" svg:width="0.913cm" svg:height="1cm" svg:x="17.958cm" svg:y="10.19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5" draw:id="id75" draw:layer="layout" svg:width="0.913cm" svg:height="1.001cm" svg:x="19.812cm" svg:y="12.14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7.874cm">
          <draw:text-box>
            <text:p>Originally:</text:p>
          </draw:text-box>
        </draw:frame>
        <draw:frame draw:style-name="gr32" draw:text-style-name="P1" draw:layer="layout" svg:width="4.064cm" svg:height="2.286cm" svg:x="10.414cm" svg:y="7.874cm">
          <draw:text-box>
            <text:p text:style-name="P1">Subtree A after Insert:</text:p>
          </draw:text-box>
        </draw:frame>
        <draw:frame draw:style-name="gr33" draw:text-style-name="P1" draw:layer="layout" svg:width="7.233cm" svg:height="1.673cm" svg:x="15.748cm" svg:y="5.334cm">
          <draw:text-box>
            <text:p text:style-name="P1">Regap, graft, and return</text:p>
            <text:p text:style-name="P1">1-higher subtree B: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after Insert (2)</text:p>
          </draw:text-box>
        </draw:frame>
        <draw:custom-shape draw:style-name="gr4" draw:text-style-name="P1" draw:layer="layout" svg:width="1.461cm" svg:height="3.006cm" svg:x="11.7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015cm" svg:y1="8.999cm" svg:x2="18.414cm" svg:y2="10.192cm" draw:start-shape="id76" draw:start-glue-point="7" draw:end-shape="id77" draw:end-glue-point="4" svg:d="m19015 8999-601 1193" svg:viewBox="0 0 602 1194">
          <text:p/>
        </draw:connector>
        <draw:connector draw:style-name="gr2" draw:text-style-name="P1" draw:layer="layout" draw:type="line" svg:x1="19.661cm" svg:y1="8.999cm" svg:x2="20.407cm" svg:y2="10.174cm" draw:start-shape="id76" draw:start-glue-point="9" draw:end-shape="id78" draw:end-glue-point="4" svg:d="m19661 8999 746 1175" svg:viewBox="0 0 747 1176">
          <text:p/>
        </draw:connector>
        <draw:custom-shape draw:style-name="gr4" draw:text-style-name="P1" draw:layer="layout" svg:width="1.464cm" svg:height="3.005cm" svg:x="17.694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345cm" svg:y1="8.129cm" svg:x2="19.354cm" svg:y2="7.366cm" svg:d="m193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draw:layer="layout" svg:width="0.915cm" svg:height="1cm" svg:x="12.001cm" svg:y="10.1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6" draw:id="id76" draw:layer="layout" svg:width="0.912cm" svg:height="1.001cm" svg:x="18.882cm" svg:y="8.1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77" draw:id="id77" draw:layer="layout" svg:width="0.913cm" svg:height="1cm" svg:x="17.958cm" svg:y="10.19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5.974cm">
          <draw:text-box>
            <text:p>Originally:</text:p>
          </draw:text-box>
        </draw:frame>
        <draw:frame draw:style-name="gr32" draw:text-style-name="P1" draw:layer="layout" svg:width="4.064cm" svg:height="2.286cm" svg:x="10.414cm" svg:y="7.874cm">
          <draw:text-box>
            <text:p text:style-name="P1">Subtree A after Insert:</text:p>
          </draw:text-box>
        </draw:frame>
        <draw:frame draw:style-name="gr33" draw:text-style-name="P1" draw:layer="layout" svg:width="7.233cm" svg:height="1.673cm" svg:x="15.748cm" svg:y="5.334cm">
          <draw:text-box>
            <text:p text:style-name="P1">Regap, graft, and return</text:p>
            <text:p text:style-name="P1">same-height subtree B: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draw:connector draw:style-name="gr2" draw:text-style-name="P1" draw:layer="layout" draw:type="line" svg:x1="5.752cm" svg:y1="9.005cm" svg:x2="5.151cm" svg:y2="12.166cm" draw:start-shape="id79" draw:start-glue-point="7" draw:end-shape="id80" draw:end-glue-point="4" svg:d="m5752 9005-601 3161" svg:viewBox="0 0 602 3162">
          <text:p/>
        </draw:connector>
        <draw:connector draw:style-name="gr2" draw:text-style-name="P1" draw:layer="layout" draw:type="line" svg:x1="6.399cm" svg:y1="9.005cm" svg:x2="7.006cm" svg:y2="10.173cm" draw:start-shape="id79" draw:start-glue-point="9" draw:end-shape="id81" draw:end-glue-point="4" svg:d="m6399 9005 607 1168" svg:viewBox="0 0 608 1169">
          <text:p/>
        </draw:connector>
        <draw:custom-shape draw:style-name="gr3" draw:text-style-name="P1" draw:layer="layout" svg:width="0.732cm" svg:height="1.003cm" svg:x="4.7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6.262cm" svg:y="11.1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" xml:id="id79" draw:id="id79" draw:layer="layout" svg:width="0.913cm" svg:height="1.003cm" svg:x="5.619cm" svg:y="8.14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0" draw:id="id80" draw:layer="layout" svg:width="0.914cm" svg:height="1.001cm" svg:x="4.694cm" svg:y="12.16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1" draw:id="id81" draw:layer="layout" svg:width="0.915cm" svg:height="1cm" svg:x="6.548cm" svg:y="10.17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61cm" svg:height="3.006cm" svg:x="19.663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78" draw:id="id78" draw:layer="layout" svg:width="0.915cm" svg:height="1cm" svg:x="19.949cm" svg:y="10.17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after Insert (3)</text:p>
          </draw:text-box>
        </draw:frame>
        <draw:custom-shape draw:style-name="gr4" draw:text-style-name="P1" draw:layer="layout" svg:width="1.461cm" svg:height="3.006cm" svg:x="11.7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015cm" svg:y1="8.999cm" svg:x2="18.414cm" svg:y2="10.192cm" draw:start-shape="id82" draw:start-glue-point="7" draw:end-shape="id83" draw:end-glue-point="4" svg:d="m19015 8999-601 1193" svg:viewBox="0 0 602 1194">
          <text:p/>
        </draw:connector>
        <draw:connector draw:style-name="gr2" draw:text-style-name="P1" draw:layer="layout" draw:type="line" svg:x1="19.661cm" svg:y1="8.999cm" svg:x2="20.508cm" svg:y2="12.196cm" draw:start-shape="id82" draw:start-glue-point="9" draw:end-shape="id84" draw:end-glue-point="4" svg:d="m19661 8999 847 3197" svg:viewBox="0 0 848 3198">
          <text:p/>
        </draw:connector>
        <draw:custom-shape draw:style-name="gr4" draw:text-style-name="P1" draw:layer="layout" svg:width="1.464cm" svg:height="3.005cm" svg:x="17.694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345cm" svg:y1="8.129cm" svg:x2="19.354cm" svg:y2="7.366cm" svg:d="m193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draw:layer="layout" svg:width="0.915cm" svg:height="1cm" svg:x="12.001cm" svg:y="10.1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2" draw:id="id82" draw:layer="layout" svg:width="0.912cm" svg:height="1.001cm" svg:x="18.882cm" svg:y="8.1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3" draw:id="id83" draw:layer="layout" svg:width="0.913cm" svg:height="1cm" svg:x="17.958cm" svg:y="10.19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5.974cm">
          <draw:text-box>
            <text:p>Originally:</text:p>
          </draw:text-box>
        </draw:frame>
        <draw:frame draw:style-name="gr32" draw:text-style-name="P1" draw:layer="layout" svg:width="4.064cm" svg:height="2.286cm" svg:x="10.414cm" svg:y="7.874cm">
          <draw:text-box>
            <text:p text:style-name="P1">Subtree A after Insert:</text:p>
          </draw:text-box>
        </draw:frame>
        <draw:frame draw:style-name="gr33" draw:text-style-name="P1" draw:layer="layout" svg:width="7.233cm" svg:height="1.673cm" svg:x="15.748cm" svg:y="5.334cm">
          <draw:text-box>
            <text:p text:style-name="P1">Regap, graft, and return</text:p>
            <text:p text:style-name="P1">same-height subtree B: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draw:connector draw:style-name="gr2" draw:text-style-name="P1" draw:layer="layout" draw:type="line" svg:x1="5.752cm" svg:y1="9.005cm" svg:x2="5.151cm" svg:y2="12.166cm" draw:start-shape="id85" draw:start-glue-point="7" draw:end-shape="id86" draw:end-glue-point="4" svg:d="m5752 9005-601 3161" svg:viewBox="0 0 602 3162">
          <text:p/>
        </draw:connector>
        <draw:connector draw:style-name="gr2" draw:text-style-name="P1" draw:layer="layout" draw:type="line" svg:x1="6.399cm" svg:y1="9.005cm" svg:x2="7.108cm" svg:y2="12.195cm" draw:start-shape="id85" draw:start-glue-point="9" draw:end-shape="id87" draw:end-glue-point="4" svg:d="m6399 9005 709 3190" svg:viewBox="0 0 710 3191">
          <text:p/>
        </draw:connector>
        <draw:custom-shape draw:style-name="gr3" draw:text-style-name="P1" draw:layer="layout" svg:width="0.732cm" svg:height="1.003cm" svg:x="4.7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" xml:id="id85" draw:id="id85" draw:layer="layout" svg:width="0.913cm" svg:height="1.003cm" svg:x="5.619cm" svg:y="8.14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6" draw:id="id86" draw:layer="layout" svg:width="0.914cm" svg:height="1.001cm" svg:x="4.694cm" svg:y="12.16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6.7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87" draw:id="id87" draw:layer="layout" svg:width="0.914cm" svg:height="1.002cm" svg:x="6.651cm" svg:y="12.19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20.114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84" draw:id="id84" draw:layer="layout" svg:width="0.914cm" svg:height="1.002cm" svg:x="20.051cm" svg:y="12.19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after Insert (4)</text:p>
          </draw:text-box>
        </draw:frame>
        <draw:custom-shape draw:style-name="gr4" draw:text-style-name="P1" draw:layer="layout" svg:width="1.461cm" svg:height="3.006cm" svg:x="4.4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015cm" svg:y1="8.999cm" svg:x2="18.371cm" svg:y2="10.322cm" draw:start-shape="id88" draw:start-glue-point="7" draw:end-shape="id89" draw:end-glue-point="0" svg:d="m19015 8999-644 1323" svg:viewBox="0 0 645 1324">
          <text:p/>
        </draw:connector>
        <draw:connector draw:style-name="gr2" draw:text-style-name="P1" draw:layer="layout" draw:type="line" svg:x1="19.661cm" svg:y1="8.999cm" svg:x2="20.508cm" svg:y2="12.196cm" draw:start-shape="id88" draw:start-glue-point="9" draw:end-shape="id90" draw:end-glue-point="4" svg:d="m19661 8999 847 3197" svg:viewBox="0 0 848 3198">
          <text:p/>
        </draw:connector>
        <draw:connector draw:style-name="gr2" draw:text-style-name="P1" draw:layer="layout" draw:type="line" svg:x1="19.345cm" svg:y1="8.129cm" svg:x2="19.354cm" svg:y2="7.366cm" svg:d="m193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xml:id="id92" draw:id="id92" draw:layer="layout" svg:width="0.915cm" svg:height="1cm" svg:x="4.701cm" svg:y="10.1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88" draw:id="id88" draw:layer="layout" svg:width="0.912cm" svg:height="1.001cm" svg:x="18.882cm" svg:y="8.1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5.974cm">
          <draw:text-box>
            <text:p>Originally:</text:p>
          </draw:text-box>
        </draw:frame>
        <draw:frame draw:style-name="gr32" draw:text-style-name="P1" draw:layer="layout" svg:width="4.064cm" svg:height="2.286cm" svg:x="10.414cm" svg:y="5.574cm">
          <draw:text-box>
            <text:p text:style-name="P1">Subtree A after Insert:</text:p>
          </draw:text-box>
        </draw:frame>
        <draw:frame draw:style-name="gr35" draw:text-style-name="P1" draw:layer="layout" svg:width="6.09cm" svg:height="1.673cm" svg:x="16.248cm" svg:y="5.334cm">
          <draw:text-box>
            <text:p text:style-name="P1">Can't Graft in place:</text:p>
            <text:p text:style-name="P1">Needs Rotation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draw:connector draw:style-name="gr2" draw:text-style-name="P1" draw:layer="layout" draw:type="line" svg:x1="5.752cm" svg:y1="9.005cm" svg:x2="5.159cm" svg:y2="10.199cm" draw:start-shape="id91" draw:start-glue-point="7" draw:end-shape="id92" draw:end-glue-point="4" svg:d="m5752 9005-593 1194" svg:viewBox="0 0 594 1195">
          <text:p/>
        </draw:connector>
        <draw:connector draw:style-name="gr2" draw:text-style-name="P1" draw:layer="layout" draw:type="line" svg:x1="6.399cm" svg:y1="9.005cm" svg:x2="7.108cm" svg:y2="12.195cm" draw:start-shape="id91" draw:start-glue-point="9" draw:end-shape="id93" draw:end-glue-point="4" svg:d="m6399 9005 709 3190" svg:viewBox="0 0 710 3191">
          <text:p/>
        </draw:connector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" xml:id="id91" draw:id="id91" draw:layer="layout" svg:width="0.913cm" svg:height="1.003cm" svg:x="5.619cm" svg:y="8.14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6.7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93" draw:id="id93" draw:layer="layout" svg:width="0.914cm" svg:height="1.002cm" svg:x="6.651cm" svg:y="12.19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20.114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90" draw:id="id90" draw:layer="layout" svg:width="0.914cm" svg:height="1.002cm" svg:x="20.051cm" svg:y="12.19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5.061cm" svg:x="11.234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0873.87140902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915cm" svg:height="1cm" svg:x="11.802cm" svg:y="8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1" xml:id="id89" draw:id="id89" draw:layer="layout" svg:width="1.366cm" svg:height="1.987cm" svg:x="17.688cm" svg:y="10.322cm">
          <draw:text-box>
            <text:p><text:span text:style-name="T15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tations: 2 Subcases</text:p>
          </draw:text-box>
        </draw:frame>
        <draw:custom-shape draw:style-name="gr4" draw:text-style-name="P1" draw:layer="layout" svg:width="1.461cm" svg:height="3.006cm" svg:x="4.4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015cm" svg:y1="8.999cm" svg:x2="18.414cm" svg:y2="10.192cm" draw:start-shape="id94" draw:start-glue-point="7" svg:d="m19015 8999-601 1193" svg:viewBox="0 0 602 1194">
          <text:p/>
        </draw:connector>
        <draw:connector draw:style-name="gr2" draw:text-style-name="P1" draw:layer="layout" draw:type="line" svg:x1="19.661cm" svg:y1="8.999cm" svg:x2="20.508cm" svg:y2="12.196cm" draw:start-shape="id94" draw:start-glue-point="9" draw:end-shape="id95" draw:end-glue-point="4" svg:d="m19661 8999 847 3197" svg:viewBox="0 0 848 3198">
          <text:p/>
        </draw:connector>
        <draw:connector draw:style-name="gr2" draw:text-style-name="P1" draw:layer="layout" draw:type="line" svg:x1="19.345cm" svg:y1="8.129cm" svg:x2="19.354cm" svg:y2="7.366cm" svg:d="m193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xml:id="id97" draw:id="id97" draw:layer="layout" svg:width="0.915cm" svg:height="1cm" svg:x="4.701cm" svg:y="10.1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94" draw:id="id94" draw:layer="layout" svg:width="0.912cm" svg:height="1.001cm" svg:x="18.882cm" svg:y="8.1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5.974cm">
          <draw:text-box>
            <text:p>Originally:</text:p>
          </draw:text-box>
        </draw:frame>
        <draw:frame draw:style-name="gr37" draw:text-style-name="P1" draw:layer="layout" svg:width="6.604cm" svg:height="1.778cm" svg:x="9.144cm" svg:y="5.326cm">
          <draw:text-box>
            <text:p text:style-name="P1">Subtree A after Insert</text:p>
            <text:p text:style-name="P1">Only 2 subcases:</text:p>
          </draw:text-box>
        </draw:frame>
        <draw:frame draw:style-name="gr35" draw:text-style-name="P1" draw:layer="layout" svg:width="6.09cm" svg:height="1.673cm" svg:x="16.348cm" svg:y="5.334cm">
          <draw:text-box>
            <text:p text:style-name="P1">Can't Graft in place:</text:p>
            <text:p text:style-name="P1">Needs Rotation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draw:connector draw:style-name="gr2" draw:text-style-name="P1" draw:layer="layout" draw:type="line" svg:x1="5.752cm" svg:y1="9.005cm" svg:x2="5.159cm" svg:y2="10.199cm" draw:start-shape="id96" draw:start-glue-point="7" draw:end-shape="id97" draw:end-glue-point="4" svg:d="m5752 9005-593 1194" svg:viewBox="0 0 594 1195">
          <text:p/>
        </draw:connector>
        <draw:connector draw:style-name="gr2" draw:text-style-name="P1" draw:layer="layout" draw:type="line" svg:x1="6.399cm" svg:y1="9.005cm" svg:x2="7.108cm" svg:y2="12.195cm" draw:start-shape="id96" draw:start-glue-point="9" draw:end-shape="id98" draw:end-glue-point="4" svg:d="m6399 9005 709 3190" svg:viewBox="0 0 710 3191">
          <text:p/>
        </draw:connector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" xml:id="id96" draw:id="id96" draw:layer="layout" svg:width="0.913cm" svg:height="1.003cm" svg:x="5.619cm" svg:y="8.14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6.7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98" draw:id="id98" draw:layer="layout" svg:width="0.914cm" svg:height="1.002cm" svg:x="6.651cm" svg:y="12.19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20.114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95" draw:id="id95" draw:layer="layout" svg:width="0.914cm" svg:height="1.002cm" svg:x="20.051cm" svg:y="12.19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1.052cm" svg:height="1.352cm" svg:x="17.788cm" svg:y="10.322cm">
          <draw:text-box>
            <text:p><text:span text:style-name="T3">?</text:span></text:p>
          </draw:text-box>
        </draw:frame>
        <draw:connector draw:style-name="gr2" draw:text-style-name="P1" draw:layer="layout" draw:type="line" svg:x1="10.252cm" svg:y1="9.105cm" svg:x2="9.651cm" svg:y2="12.266cm" draw:start-shape="id99" draw:start-glue-point="7" draw:end-shape="id100" draw:end-glue-point="4" svg:d="m10252 9105-601 3161" svg:viewBox="0 0 602 3162">
          <text:p/>
        </draw:connector>
        <draw:connector draw:style-name="gr2" draw:text-style-name="P1" draw:layer="layout" draw:type="line" svg:x1="10.899cm" svg:y1="9.105cm" svg:x2="11.506cm" svg:y2="10.273cm" draw:start-shape="id99" draw:start-glue-point="9" draw:end-shape="id101" draw:end-glue-point="4" svg:d="m10899 9105 607 1168" svg:viewBox="0 0 608 1169">
          <text:p/>
        </draw:connector>
        <draw:custom-shape draw:style-name="gr3" draw:text-style-name="P1" draw:layer="layout" svg:width="0.732cm" svg:height="1.003cm" svg:x="9.299cm" svg:y="13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0.762cm" svg:y="11.2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572cm" svg:y1="8.229cm" svg:x2="10.578cm" svg:y2="7.466cm" svg:d="m10572 8229 6-763" svg:viewBox="0 0 7 764">
          <text:p/>
        </draw:connector>
        <draw:connector draw:style-name="gr2" draw:text-style-name="P1" draw:layer="layout" draw:type="line" svg:x1="14.815cm" svg:y1="9.099cm" svg:x2="14.214cm" svg:y2="10.292cm" draw:start-shape="id102" draw:start-glue-point="7" draw:end-shape="id103" draw:end-glue-point="4" svg:d="m14815 9099-601 1193" svg:viewBox="0 0 602 1194">
          <text:p/>
        </draw:connector>
        <draw:connector draw:style-name="gr2" draw:text-style-name="P1" draw:layer="layout" draw:type="line" svg:x1="15.461cm" svg:y1="9.099cm" svg:x2="16.068cm" svg:y2="12.241cm" draw:start-shape="id102" draw:start-glue-point="9" draw:end-shape="id104" draw:end-glue-point="4" svg:d="m15461 9099 607 3142" svg:viewBox="0 0 608 3143">
          <text:p/>
        </draw:connector>
        <draw:custom-shape draw:style-name="gr3" draw:text-style-name="P1" draw:layer="layout" svg:width="0.73cm" svg:height="1.003cm" svg:x="15.694cm" svg:y="13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4cm" svg:height="3.005cm" svg:x="13.494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5.145cm" svg:y1="8.229cm" svg:x2="15.154cm" svg:y2="7.466cm" svg:d="m15145 8229 9-763" svg:viewBox="0 0 10 764">
          <text:p/>
        </draw:connector>
        <draw:custom-shape draw:style-name="gr30" draw:text-style-name="P1" xml:id="id99" draw:id="id99" draw:layer="layout" svg:width="0.913cm" svg:height="1.003cm" svg:x="10.119cm" svg:y="8.249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0" draw:id="id100" draw:layer="layout" svg:width="0.914cm" svg:height="1.001cm" svg:x="9.194cm" svg:y="12.266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1" draw:id="id101" draw:layer="layout" svg:width="0.915cm" svg:height="1cm" svg:x="11.048cm" svg:y="10.273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2" draw:id="id102" draw:layer="layout" svg:width="0.912cm" svg:height="1.001cm" svg:x="14.682cm" svg:y="8.244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3" draw:id="id103" draw:layer="layout" svg:width="0.913cm" svg:height="1cm" svg:x="13.758cm" svg:y="10.292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4" draw:id="id104" draw:layer="layout" svg:width="0.913cm" svg:height="1.001cm" svg:x="15.612cm" svg:y="12.241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Rotation Subcase</text:p>
          </draw:text-box>
        </draw:frame>
        <draw:custom-shape draw:style-name="gr4" draw:text-style-name="P1" draw:layer="layout" svg:width="1.461cm" svg:height="3.006cm" svg:x="4.4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015cm" svg:y1="11.099cm" svg:x2="18.169cm" svg:y2="12.241cm" draw:start-shape="id105" draw:start-glue-point="7" draw:end-shape="id106" draw:end-glue-point="4" svg:d="m19015 11099-846 1142" svg:viewBox="0 0 847 1143">
          <text:p/>
        </draw:connector>
        <draw:connector draw:style-name="gr2" draw:text-style-name="P1" draw:layer="layout" draw:type="line" svg:x1="19.661cm" svg:y1="11.099cm" svg:x2="20.508cm" svg:y2="12.196cm" draw:start-shape="id105" draw:start-glue-point="9" draw:end-shape="id107" draw:end-glue-point="4" svg:d="m19661 11099 847 1097" svg:viewBox="0 0 848 1098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" xml:id="id109" draw:id="id109" draw:layer="layout" svg:width="0.915cm" svg:height="1cm" svg:x="4.701cm" svg:y="10.1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5" draw:id="id105" draw:layer="layout" svg:width="0.912cm" svg:height="1.001cm" svg:x="18.882cm" svg:y="10.2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3.317cm" svg:height="0.962cm" svg:x="4.481cm" svg:y="5.974cm">
          <draw:text-box>
            <text:p>Originally:</text:p>
          </draw:text-box>
        </draw:frame>
        <draw:frame draw:style-name="gr37" draw:text-style-name="P1" draw:layer="layout" svg:width="4.826cm" svg:height="1.778cm" svg:x="9.144cm" svg:y="5.326cm">
          <draw:text-box>
            <text:p text:style-name="P1">Subtree A after Insert:</text:p>
          </draw:text-box>
        </draw:frame>
        <draw:frame draw:style-name="gr39" draw:text-style-name="P1" draw:layer="layout" svg:width="9.38cm" svg:height="1.673cm" svg:x="15.348cm" svg:y="5.334cm">
          <draw:text-box>
            <text:p text:style-name="P1">Rotate B under A2,</text:p>
            <text:p text:style-name="P1"><text:s/>return same-height subtree A2:</text:p>
          </draw:text-box>
        </draw:frame>
        <draw:frame draw:style-name="gr34" draw:layer="layout" svg:width="18.024cm" svg:height="0.962cm" svg:x="4.064cm" svg:y="16.51cm">
          <draw:text-box>
            <text:p>(WLG: assume insertion into left subtree - right is symmetrical)</text:p>
          </draw:text-box>
        </draw:frame>
        <draw:connector draw:style-name="gr2" draw:text-style-name="P1" draw:layer="layout" draw:type="line" svg:x1="5.752cm" svg:y1="9.005cm" svg:x2="5.159cm" svg:y2="10.199cm" draw:start-shape="id108" draw:start-glue-point="7" draw:end-shape="id109" draw:end-glue-point="4" svg:d="m5752 9005-593 1194" svg:viewBox="0 0 594 1195">
          <text:p/>
        </draw:connector>
        <draw:connector draw:style-name="gr2" draw:text-style-name="P1" draw:layer="layout" draw:type="line" svg:x1="6.399cm" svg:y1="9.005cm" svg:x2="7.108cm" svg:y2="12.195cm" draw:start-shape="id108" draw:start-glue-point="9" draw:end-shape="id110" draw:end-glue-point="4" svg:d="m6399 9005 709 3190" svg:viewBox="0 0 710 3191">
          <text:p/>
        </draw:connector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" xml:id="id108" draw:id="id108" draw:layer="layout" svg:width="0.913cm" svg:height="1.003cm" svg:x="5.619cm" svg:y="8.14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6.7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110" draw:id="id110" draw:layer="layout" svg:width="0.914cm" svg:height="1.002cm" svg:x="6.651cm" svg:y="12.19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20.114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107" draw:id="id107" draw:layer="layout" svg:width="0.914cm" svg:height="1.002cm" svg:x="20.051cm" svg:y="12.19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15cm" svg:y1="9.099cm" svg:x2="10.614cm" svg:y2="10.292cm" draw:start-shape="id111" draw:start-glue-point="7" draw:end-shape="id112" draw:end-glue-point="4" svg:d="m11215 9099-601 1193" svg:viewBox="0 0 602 1194">
          <text:p/>
        </draw:connector>
        <draw:connector draw:style-name="gr2" draw:text-style-name="P1" draw:layer="layout" draw:type="line" svg:x1="11.861cm" svg:y1="9.099cm" svg:x2="12.468cm" svg:y2="12.241cm" draw:start-shape="id111" draw:start-glue-point="9" draw:end-shape="id113" draw:end-glue-point="4" svg:d="m11861 9099 607 3142" svg:viewBox="0 0 608 3143">
          <text:p/>
        </draw:connector>
        <draw:custom-shape draw:style-name="gr3" draw:text-style-name="P1" draw:layer="layout" svg:width="0.73cm" svg:height="1.003cm" svg:x="12.094cm" svg:y="13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4cm" svg:height="3.005cm" svg:x="9.894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1.545cm" svg:y1="8.229cm" svg:x2="11.554cm" svg:y2="7.466cm" svg:d="m11545 8229 9-763" svg:viewBox="0 0 10 764">
          <text:p/>
        </draw:connector>
        <draw:custom-shape draw:style-name="gr30" draw:text-style-name="P1" xml:id="id111" draw:id="id111" draw:layer="layout" svg:width="0.912cm" svg:height="1.001cm" svg:x="11.082cm" svg:y="8.244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12" draw:id="id112" draw:layer="layout" svg:width="0.913cm" svg:height="1cm" svg:x="10.158cm" svg:y="10.292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13" draw:id="id113" draw:layer="layout" svg:width="0.913cm" svg:height="1.001cm" svg:x="12.012cm" svg:y="12.241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116cm" svg:y1="9.099cm" svg:x2="16.115cm" svg:y2="10.292cm" draw:start-shape="id114" draw:start-glue-point="7" draw:end-shape="id115" draw:end-glue-point="4" svg:d="m17116 9099-1001 1193" svg:viewBox="0 0 1002 1194">
          <text:p/>
        </draw:connector>
        <draw:connector draw:style-name="gr2" draw:text-style-name="P1" draw:layer="layout" draw:type="line" svg:x1="17.762cm" svg:y1="9.099cm" svg:x2="19.338cm" svg:y2="10.244cm" draw:start-shape="id114" draw:start-glue-point="9" draw:end-shape="id105" draw:end-glue-point="4" svg:d="m17762 9099 1576 1145" svg:viewBox="0 0 1577 1146">
          <text:p/>
        </draw:connector>
        <draw:custom-shape draw:style-name="gr3" draw:text-style-name="P1" draw:layer="layout" svg:width="0.73cm" svg:height="1.003cm" svg:x="17.795cm" svg:y="13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4cm" svg:height="3.005cm" svg:x="15.395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7.446cm" svg:y1="8.229cm" svg:x2="17.455cm" svg:y2="7.466cm" svg:d="m17446 8229 9-763" svg:viewBox="0 0 10 764">
          <text:p/>
        </draw:connector>
        <draw:custom-shape draw:style-name="gr30" draw:text-style-name="P1" xml:id="id114" draw:id="id114" draw:layer="layout" svg:width="0.912cm" svg:height="1.001cm" svg:x="16.983cm" svg:y="8.244cm">
          <text:p text:style-name="P1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15" draw:id="id115" draw:layer="layout" svg:width="0.913cm" svg:height="1cm" svg:x="15.659cm" svg:y="10.292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06" draw:id="id106" draw:layer="layout" svg:width="0.913cm" svg:height="1.001cm" svg:x="17.713cm" svg:y="12.241cm">
          <text:p text:style-name="P1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uble Rotation Subcase</text:p>
          </draw:text-box>
        </draw:frame>
        <draw:custom-shape draw:style-name="gr4" draw:text-style-name="P1" draw:layer="layout" svg:width="1.461cm" svg:height="3.006cm" svg:x="4.0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9.315cm" svg:y1="11.099cm" svg:x2="18.736cm" svg:y2="12.207cm" draw:start-shape="id116" draw:start-glue-point="7" draw:end-shape="id117" draw:end-glue-point="4" svg:d="m19315 11099-579 1108" svg:viewBox="0 0 580 1109">
          <text:p/>
        </draw:connector>
        <draw:connector draw:style-name="gr2" draw:text-style-name="P1" draw:layer="layout" draw:type="line" svg:x1="19.961cm" svg:y1="11.099cm" svg:x2="20.708cm" svg:y2="12.209cm" draw:start-shape="id116" draw:start-glue-point="9" draw:end-shape="id118" draw:end-glue-point="4" svg:d="m19961 11099 747 1110" svg:viewBox="0 0 748 1111">
          <text:p/>
        </draw:connector>
        <draw:connector draw:style-name="gr2" draw:text-style-name="P1" draw:layer="layout" draw:type="line" svg:x1="17.807cm" svg:y1="8.174cm" svg:x2="17.784cm" svg:y2="7.362cm" draw:start-shape="id119" draw:start-glue-point="4" svg:d="m17807 8174-23-812" svg:viewBox="0 0 24 813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3" xml:id="id121" draw:id="id121" draw:layer="layout" svg:width="0.915cm" svg:height="1cm" svg:x="4.301cm" svg:y="10.199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16" draw:id="id116" draw:layer="layout" svg:width="0.912cm" svg:height="1.001cm" svg:x="19.182cm" svg:y="10.244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4.081cm" svg:y="5.974cm">
          <draw:text-box>
            <text:p><text:span text:style-name="T16">Originally:</text:span></text:p>
          </draw:text-box>
        </draw:frame>
        <draw:frame draw:style-name="gr37" draw:text-style-name="P13" draw:layer="layout" svg:width="4.826cm" svg:height="1.778cm" svg:x="8.644cm" svg:y="5.326cm">
          <draw:text-box>
            <text:p text:style-name="P1"><text:span text:style-name="T16">Subtree A after Insert:</text:span></text:p>
          </draw:text-box>
        </draw:frame>
        <draw:frame draw:style-name="gr40" draw:text-style-name="P13" draw:layer="layout" svg:width="9.024cm" svg:height="1.673cm" svg:x="14.848cm" svg:y="5.334cm">
          <draw:text-box>
            <text:p text:style-name="P1"><text:span text:style-name="T16">Rotate A2 and B under A3,</text:span></text:p>
            <text:p text:style-name="P1"><text:span text:style-name="T16">return same-height subtree A3</text:span></text:p>
          </draw:text-box>
        </draw:frame>
        <draw:frame draw:style-name="gr34" draw:text-style-name="P14" draw:layer="layout" svg:width="18.024cm" svg:height="0.962cm" svg:x="4.064cm" svg:y="16.51cm">
          <draw:text-box>
            <text:p><text:span text:style-name="T16">(WLG: assume insertion into left subtree - right is symmetrical)</text:span></text:p>
          </draw:text-box>
        </draw:frame>
        <draw:connector draw:style-name="gr2" draw:text-style-name="P1" draw:layer="layout" draw:type="line" svg:x1="5.352cm" svg:y1="9.005cm" svg:x2="4.759cm" svg:y2="10.199cm" draw:start-shape="id120" draw:start-glue-point="7" draw:end-shape="id121" draw:end-glue-point="4" svg:d="m5352 9005-593 1194" svg:viewBox="0 0 594 1195">
          <text:p/>
        </draw:connector>
        <draw:connector draw:style-name="gr2" draw:text-style-name="P1" draw:layer="layout" draw:type="line" svg:x1="5.999cm" svg:y1="9.005cm" svg:x2="6.708cm" svg:y2="12.195cm" draw:start-shape="id120" draw:start-glue-point="9" draw:end-shape="id122" draw:end-glue-point="4" svg:d="m5999 9005 709 3190" svg:viewBox="0 0 710 3191">
          <text:p/>
        </draw:connector>
        <draw:connector draw:style-name="gr2" draw:text-style-name="P1" draw:layer="layout" draw:type="line" svg:x1="5.672cm" svg:y1="8.129cm" svg:x2="5.678cm" svg:y2="7.366cm" svg:d="m5672 8129 6-763" svg:viewBox="0 0 7 764">
          <text:p/>
        </draw:connector>
        <draw:custom-shape draw:style-name="gr30" draw:text-style-name="P13" xml:id="id120" draw:id="id120" draw:layer="layout" svg:width="0.913cm" svg:height="1.003cm" svg:x="5.2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6.3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22" draw:id="id122" draw:layer="layout" svg:width="0.914cm" svg:height="1.002cm" svg:x="6.251cm" svg:y="12.195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20.314cm" svg:y="13.2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18" draw:id="id118" draw:layer="layout" svg:width="0.914cm" svg:height="1.002cm" svg:x="20.251cm" svg:y="12.209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52cm" svg:y1="9.105cm" svg:x2="9.151cm" svg:y2="12.266cm" draw:start-shape="id123" draw:start-glue-point="7" draw:end-shape="id124" draw:end-glue-point="4" svg:d="m9752 9105-601 3161" svg:viewBox="0 0 602 3162">
          <text:p/>
        </draw:connector>
        <draw:connector draw:style-name="gr2" draw:text-style-name="P1" draw:layer="layout" draw:type="line" svg:x1="10.399cm" svg:y1="9.105cm" svg:x2="11.606cm" svg:y2="10.273cm" draw:start-shape="id123" draw:start-glue-point="9" draw:end-shape="id125" draw:end-glue-point="4" svg:d="m10399 9105 1207 1168" svg:viewBox="0 0 1208 1169">
          <text:p/>
        </draw:connector>
        <draw:custom-shape draw:style-name="gr3" draw:text-style-name="P1" draw:layer="layout" svg:width="0.732cm" svg:height="1.003cm" svg:x="8.799cm" svg:y="13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072cm" svg:y1="8.229cm" svg:x2="10.078cm" svg:y2="7.466cm" svg:d="m10072 8229 6-763" svg:viewBox="0 0 7 764">
          <text:p/>
        </draw:connector>
        <draw:custom-shape draw:style-name="gr30" draw:text-style-name="P13" xml:id="id123" draw:id="id123" draw:layer="layout" svg:width="0.913cm" svg:height="1.003cm" svg:x="9.619cm" svg:y="8.249cm">
          <text:p text:style-name="P1"><text:span text:style-name="T16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24" draw:id="id124" draw:layer="layout" svg:width="0.914cm" svg:height="1.001cm" svg:x="8.694cm" svg:y="12.266cm">
          <text:p text:style-name="P1"><text:span text:style-name="T16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25" draw:id="id125" draw:layer="layout" svg:width="0.915cm" svg:height="1cm" svg:x="11.148cm" svg:y="10.273cm">
          <text:p text:style-name="P1"><text:span text:style-name="T16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82cm" svg:y1="11.127cm" svg:x2="10.736cm" svg:y2="12.208cm" draw:start-shape="id125" draw:start-glue-point="7" draw:end-shape="id126" draw:end-glue-point="4" svg:d="m11282 11127-546 1081" svg:viewBox="0 0 547 1082">
          <text:p/>
        </draw:connector>
        <draw:connector draw:style-name="gr2" draw:text-style-name="P1" draw:layer="layout" draw:type="line" svg:x1="11.929cm" svg:y1="11.127cm" svg:x2="12.536cm" svg:y2="12.207cm" draw:start-shape="id125" draw:start-glue-point="9" draw:end-shape="id127" draw:end-glue-point="4" svg:d="m11929 11127 607 1080" svg:viewBox="0 0 608 1081">
          <text:p/>
        </draw:connector>
        <draw:custom-shape draw:style-name="gr41" draw:text-style-name="P15" xml:id="id127" draw:id="id127" draw:layer="layout" svg:width="1.144cm" svg:height="2.115cm" svg:x="11.964cm" svg:y="12.207cm">
          <text:p text:style-name="P1"><text:span text:style-name="T17">Y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5.753cm" svg:y1="11.106cm" svg:x2="15.152cm" svg:y2="12.267cm" draw:start-shape="id128" draw:start-glue-point="7" draw:end-shape="id129" draw:end-glue-point="4" svg:d="m15753 11106-601 1161" svg:viewBox="0 0 602 1162">
          <text:p/>
        </draw:connector>
        <draw:connector draw:style-name="gr2" draw:text-style-name="P1" draw:layer="layout" draw:type="line" svg:x1="16.4cm" svg:y1="11.106cm" svg:x2="16.936cm" svg:y2="12.208cm" draw:start-shape="id128" draw:start-glue-point="9" draw:end-shape="id130" draw:end-glue-point="4" svg:d="m16400 11106 536 1102" svg:viewBox="0 0 537 1103">
          <text:p/>
        </draw:connector>
        <draw:custom-shape draw:style-name="gr3" draw:text-style-name="P1" draw:layer="layout" svg:width="0.732cm" svg:height="1.003cm" svg:x="14.8cm" svg:y="13.2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28" draw:id="id128" draw:layer="layout" svg:width="0.913cm" svg:height="1.003cm" svg:x="15.62cm" svg:y="10.25cm">
          <text:p text:style-name="P1"><text:span text:style-name="T16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29" draw:id="id129" draw:layer="layout" svg:width="0.914cm" svg:height="1.001cm" svg:x="14.695cm" svg:y="12.267cm">
          <text:p text:style-name="P1"><text:span text:style-name="T16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19" draw:id="id119" draw:layer="layout" svg:width="0.915cm" svg:height="1cm" svg:x="17.349cm" svg:y="8.174cm">
          <text:p text:style-name="P1"><text:span text:style-name="T16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83cm" svg:y1="9.028cm" svg:x2="16.076cm" svg:y2="10.25cm" draw:start-shape="id119" draw:start-glue-point="7" draw:end-shape="id128" draw:end-glue-point="4" svg:d="m17483 9028-1407 1222" svg:viewBox="0 0 1408 1223">
          <text:p/>
        </draw:connector>
        <draw:connector draw:style-name="gr2" draw:text-style-name="P1" draw:layer="layout" draw:type="line" svg:x1="18.13cm" svg:y1="9.028cm" svg:x2="19.638cm" svg:y2="10.244cm" draw:start-shape="id119" draw:start-glue-point="9" draw:end-shape="id116" draw:end-glue-point="4" svg:d="m18130 9028 1508 1216" svg:viewBox="0 0 1509 1217">
          <text:p/>
        </draw:connector>
        <draw:custom-shape draw:style-name="gr41" draw:text-style-name="P15" xml:id="id126" draw:id="id126" draw:layer="layout" svg:width="1.144cm" svg:height="2.115cm" svg:x="10.164cm" svg:y="12.208cm">
          <text:p text:style-name="P1"><text:span text:style-name="T17">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5" xml:id="id117" draw:id="id117" draw:layer="layout" svg:width="1.144cm" svg:height="2.115cm" svg:x="18.164cm" svg:y="12.207cm">
          <text:p text:style-name="P1"><text:span text:style-name="T17">Y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5" xml:id="id130" draw:id="id130" draw:layer="layout" svg:width="1.144cm" svg:height="2.115cm" svg:x="16.364cm" svg:y="12.208cm">
          <text:p text:style-name="P1"><text:span text:style-name="T17">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sert never creates a parent with gaps to both children (a “non-AVL” node).</text:p>
              </text:list-item>
              <text:list-item>
                <text:p>Insert can convert non-AVL node to AVL node (rebalance case 3).</text:p>
              </text:list-item>
              <text:list-item>
                <text:p>After any rotation, inserted subtree is always at original height</text:p>
                <text:list>
                  <text:list-item>
                    <text:p>No further modification of the tree during ascent (other than the usual grafting) is needed</text:p>
                  </text:list-item>
                  <text:list-item>
                    <text:p>Thus: at most 1 (single or double) rotation per ins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lete Minimum (DelMin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leaf, no minimum</text:p>
              </text:list-item>
              <text:list-item>
                <text:p>If left child is leaf</text:p>
                <text:list>
                  <text:list-item>
                    <text:p>Current element is minimum</text:p>
                  </text:list-item>
                  <text:list-item>
                    <text:p>Return pair {current element, right child}</text:p>
                  </text:list-item>
                </text:list>
              </text:list-item>
              <text:list-item>
                <text:p>Else, descend recursively into left subtree</text:p>
              </text:list-item>
              <text:list-item>
                <text:p>Rebalance tree on return towards root</text:p>
              </text:list-item>
              <text:list-item>
                <text:p>Note: DelMax is symmetri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let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with insert, descend to “find” key</text:p>
              </text:list-item>
              <text:list-item>
                <text:p>If key not found, return NotFound</text:p>
              </text:list-item>
              <text:list-item>
                <text:p>If key found</text:p>
                <text:list>
                  <text:list-item>
                    <text:p>Remove</text:p>
                  </text:list-item>
                  <text:list-item>
                    <text:p>Replace with Min from Right child or Max from Left child (using DelMin or DelMax)</text:p>
                    <text:list>
                      <text:list-item>
                        <text:p>Delete (using DelMin or DelMax) from higher child, if there is one</text:p>
                      </text:list-item>
                      <text:list-item>
                        <text:p>Else, just delete from either</text:p>
                      </text:list-item>
                    </text:list>
                  </text:list-item>
                  <text:list-item>
                    <text:p>Returned subtree (from DelMin/DelMax) at same height or 1 lower than orig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fter DelMin/DelMax/Delet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turned subtree has same height as original</text:p>
                <text:list>
                  <text:list-item>
                    <text:p>Easy case – no rebalancing needed: just graft returned subtree in place of original</text:p>
                  </text:list-item>
                  <text:list-item>
                    <text:p>Then, finished: remaining ascent up tree just does similar grafting, no further rebalancing</text:p>
                  </text:list-item>
                </text:list>
              </text:list-item>
              <text:list-item>
                <text:p>Returned subtree 1 lower than original</text:p>
                <text:list>
                  <text:list-item>
                    <text:p>Depending on case and parent/child state, rebalance (5 cases):</text:p>
                    <text:list>
                      <text:list-item>
                        <text:p>Graft in place with gap adjustment</text:p>
                        <text:list>
                          <text:list-item>
                            <text:p>Return subtree at original height (2 cases)</text:p>
                          </text:list-item>
                          <text:list-item>
                            <text:p>Return 1-lower subtree (2 cases, plus Gap-Leaf Rule subcase)</text:p>
                          </text:list-item>
                        </text:list>
                      </text:list-item>
                      <text:list-item>
                        <text:p>Rotate needed, but return subtree at original height (1 case with 2 subcases)</text:p>
                      </text:list-item>
                    </text:list>
                  </text:list-item>
                </text:list>
              </text:list-item>
              <text:list-item>
                <text:p>D<text:span text:style-name="T4">é</text:span>j<text:span text:style-name="T4">à</text:span> vu? <text:s/>Similar to “After Insert”</text:p>
                <text:list>
                  <text:list-item>
                    <text:p><text:span text:style-name="T18">With 5(+1) 1-lower cases instead of 4 1-higher c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1)</text:p>
          </draw:text-box>
        </draw:frame>
        <draw:connector draw:style-name="gr2" draw:text-style-name="P1" draw:layer="layout" draw:type="line" svg:x1="5.815cm" svg:y1="8.999cm" svg:x2="5.214cm" svg:y2="10.192cm" draw:start-shape="id131" draw:start-glue-point="7" draw:end-shape="id132" draw:end-glue-point="4" svg:d="m5815 8999-601 1193" svg:viewBox="0 0 602 1194">
          <text:p/>
        </draw:connector>
        <draw:connector draw:style-name="gr2" draw:text-style-name="P1" draw:layer="layout" draw:type="line" svg:x1="6.461cm" svg:y1="8.999cm" svg:x2="7.207cm" svg:y2="10.174cm" draw:start-shape="id131" draw:start-glue-point="9" draw:end-shape="id133" draw:end-glue-point="4" svg:d="m6461 8999 746 1175" svg:viewBox="0 0 747 1176">
          <text:p/>
        </draw:connector>
        <draw:custom-shape draw:style-name="gr4" draw:text-style-name="P1" draw:layer="layout" svg:width="1.464cm" svg:height="3.005cm" svg:x="4.494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145cm" svg:y1="8.129cm" svg:x2="6.154cm" svg:y2="7.366cm" svg:d="m6145 8129 9-763" svg:viewBox="0 0 10 764">
          <text:p/>
        </draw:connector>
        <draw:frame draw:style-name="gr6" draw:text-style-name="P2" draw:layer="layout" svg:width="4.836cm" svg:height="1.395cm" svg:x="21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8.072cm">
          <draw:text-box>
            <text:p><text:span text:style-name="T6">height = H+2</text:span></text:p>
          </draw:text-box>
        </draw:frame>
        <draw:custom-shape draw:style-name="gr30" draw:text-style-name="P13" xml:id="id131" draw:id="id131" draw:layer="layout" svg:width="0.912cm" svg:height="1.001cm" svg:x="5.682cm" svg:y="8.144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32" draw:id="id132" draw:layer="layout" svg:width="0.913cm" svg:height="1cm" svg:x="4.758cm" svg:y="10.192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4.481cm" svg:y="5.974cm">
          <draw:text-box>
            <text:p><text:span text:style-name="T16">Originally:</text:span></text:p>
          </draw:text-box>
        </draw:frame>
        <draw:frame draw:style-name="gr32" draw:text-style-name="P13" draw:layer="layout" svg:width="4.826cm" svg:height="2.286cm" svg:x="9.906cm" svg:y="9.398cm">
          <draw:text-box>
            <text:p text:style-name="P1"><text:span text:style-name="T16">Subtree A after DelMin:</text:span></text:p>
          </draw:text-box>
        </draw:frame>
        <draw:frame draw:style-name="gr33" draw:text-style-name="P13" draw:layer="layout" svg:width="7.233cm" svg:height="1.673cm" svg:x="15.748cm" svg:y="5.334cm">
          <draw:text-box>
            <text:p text:style-name="P1"><text:span text:style-name="T16">Regap, graft, and return</text:span></text:p>
            <text:p text:style-name="P1"><text:span text:style-name="T16">same-height subtree B:</text:span></text:p>
          </draw:text-box>
        </draw:frame>
        <draw:connector draw:style-name="gr2" draw:text-style-name="P1" draw:layer="layout" draw:type="line" svg:x1="18.352cm" svg:y1="9.005cm" svg:x2="17.751cm" svg:y2="12.166cm" draw:start-shape="id134" draw:start-glue-point="7" draw:end-shape="id135" draw:end-glue-point="4" svg:d="m18352 9005-601 3161" svg:viewBox="0 0 602 3162">
          <text:p/>
        </draw:connector>
        <draw:connector draw:style-name="gr2" draw:text-style-name="P1" draw:layer="layout" draw:type="line" svg:x1="18.999cm" svg:y1="9.005cm" svg:x2="19.606cm" svg:y2="10.173cm" draw:start-shape="id134" draw:start-glue-point="9" draw:end-shape="id136" draw:end-glue-point="4" svg:d="m18999 9005 607 1168" svg:viewBox="0 0 608 1169">
          <text:p/>
        </draw:connector>
        <draw:custom-shape draw:style-name="gr3" draw:text-style-name="P1" draw:layer="layout" svg:width="0.732cm" svg:height="1.003cm" svg:x="17.3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8.862cm" svg:y="11.1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8.672cm" svg:y1="8.129cm" svg:x2="18.678cm" svg:y2="7.366cm" svg:d="m18672 8129 6-763" svg:viewBox="0 0 7 764">
          <text:p/>
        </draw:connector>
        <draw:custom-shape draw:style-name="gr30" draw:text-style-name="P13" xml:id="id134" draw:id="id134" draw:layer="layout" svg:width="0.913cm" svg:height="1.003cm" svg:x="18.2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35" draw:id="id135" draw:layer="layout" svg:width="0.914cm" svg:height="1.001cm" svg:x="17.2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36" draw:id="id136" draw:layer="layout" svg:width="0.915cm" svg:height="1cm" svg:x="19.148cm" svg:y="10.173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61cm" svg:height="3.006cm" svg:x="6.463cm" svg:y="11.1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33" draw:id="id133" draw:layer="layout" svg:width="0.915cm" svg:height="1cm" svg:x="6.749cm" svg:y="10.174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1.8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0.914cm" svg:height="1.001cm" svg:x="11.7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layer="layout" svg:width="18.096cm" svg:height="0.962cm" svg:x="4.064cm" svg:y="16.5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2)</text:p>
          </draw:text-box>
        </draw:frame>
        <draw:custom-shape draw:style-name="gr4" draw:text-style-name="P1" draw:layer="layout" svg:width="1.461cm" svg:height="3.006cm" svg:x="1.715cm" svg:y="11.1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2.915cm" svg:y1="8.999cm" svg:x2="12.051cm" svg:y2="12.166cm" draw:start-shape="id137" draw:start-glue-point="7" draw:end-shape="id138" draw:end-glue-point="4" svg:d="m12915 8999-864 3167" svg:viewBox="0 0 865 3168">
          <text:p/>
        </draw:connector>
        <draw:connector draw:style-name="gr2" draw:text-style-name="P1" draw:layer="layout" draw:type="line" svg:x1="13.561cm" svg:y1="8.999cm" svg:x2="14.408cm" svg:y2="12.196cm" draw:start-shape="id137" draw:start-glue-point="9" draw:end-shape="id139" draw:end-glue-point="4" svg:d="m13561 8999 847 3197" svg:viewBox="0 0 848 3198">
          <text:p/>
        </draw:connector>
        <draw:connector draw:style-name="gr2" draw:text-style-name="P1" draw:layer="layout" draw:type="line" svg:x1="13.245cm" svg:y1="8.129cm" svg:x2="13.254cm" svg:y2="7.366cm" svg:d="m13245 8129 9-763" svg:viewBox="0 0 10 764">
          <text:p/>
        </draw:connector>
        <draw:frame draw:style-name="gr6" draw:text-style-name="P2" draw:layer="layout" svg:width="3.64cm" svg:height="1.395cm" svg:x="23.528cm" svg:y="12.117cm">
          <draw:text-box>
            <text:p><text:span text:style-name="T6">height = H</text:span></text:p>
          </draw:text-box>
        </draw:frame>
        <draw:frame draw:style-name="gr7" draw:text-style-name="P2" draw:layer="layout" svg:width="4.126cm" svg:height="1.397cm" svg:x="23.528cm" svg:y="10.122cm">
          <draw:text-box>
            <text:p><text:span text:style-name="T6">height = H+1</text:span></text:p>
          </draw:text-box>
        </draw:frame>
        <draw:frame draw:style-name="gr8" draw:text-style-name="P2" draw:layer="layout" svg:width="4.126cm" svg:height="1.396cm" svg:x="23.528cm" svg:y="8.072cm">
          <draw:text-box>
            <text:p><text:span text:style-name="T6">height = H+2</text:span></text:p>
          </draw:text-box>
        </draw:frame>
        <draw:custom-shape draw:style-name="gr30" draw:text-style-name="P13" xml:id="id141" draw:id="id141" draw:layer="layout" svg:width="0.915cm" svg:height="1cm" svg:x="2.001cm" svg:y="10.199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37" draw:id="id137" draw:layer="layout" svg:width="0.912cm" svg:height="1.001cm" svg:x="12.782cm" svg:y="8.144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1.781cm" svg:y="5.974cm">
          <draw:text-box>
            <text:p><text:span text:style-name="T16">Originally:</text:span></text:p>
          </draw:text-box>
        </draw:frame>
        <draw:frame draw:style-name="gr32" draw:text-style-name="P13" draw:layer="layout" svg:width="4.318cm" svg:height="2.286cm" svg:x="5.814cm" svg:y="8.974cm">
          <draw:text-box>
            <text:p text:style-name="P1"><text:span text:style-name="T16">Subtree A after DelMin:</text:span></text:p>
          </draw:text-box>
        </draw:frame>
        <draw:connector draw:style-name="gr2" draw:text-style-name="P1" draw:layer="layout" draw:type="line" svg:x1="3.052cm" svg:y1="9.005cm" svg:x2="2.459cm" svg:y2="10.199cm" draw:start-shape="id140" draw:start-glue-point="7" draw:end-shape="id141" draw:end-glue-point="4" svg:d="m3052 9005-593 1194" svg:viewBox="0 0 594 1195">
          <text:p/>
        </draw:connector>
        <draw:connector draw:style-name="gr2" draw:text-style-name="P1" draw:layer="layout" draw:type="line" svg:x1="3.699cm" svg:y1="9.005cm" svg:x2="4.408cm" svg:y2="12.195cm" draw:start-shape="id140" draw:start-glue-point="9" draw:end-shape="id142" draw:end-glue-point="4" svg:d="m3699 9005 709 3190" svg:viewBox="0 0 710 3191">
          <text:p/>
        </draw:connector>
        <draw:connector draw:style-name="gr2" draw:text-style-name="P1" draw:layer="layout" draw:type="line" svg:x1="3.372cm" svg:y1="8.129cm" svg:x2="3.378cm" svg:y2="7.366cm" svg:d="m3372 8129 6-763" svg:viewBox="0 0 7 764">
          <text:p/>
        </draw:connector>
        <draw:custom-shape draw:style-name="gr30" draw:text-style-name="P13" xml:id="id140" draw:id="id140" draw:layer="layout" svg:width="0.913cm" svg:height="1.003cm" svg:x="2.9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4.014cm" svg:y="13.2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42" draw:id="id142" draw:layer="layout" svg:width="0.914cm" svg:height="1.002cm" svg:x="3.951cm" svg:y="12.195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1cm" svg:height="1.001cm" svg:x="14.014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39" draw:id="id139" draw:layer="layout" svg:width="0.914cm" svg:height="1.002cm" svg:x="13.951cm" svg:y="12.196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7.3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0.914cm" svg:height="1.001cm" svg:x="7.2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1.699cm" svg:y="13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38" draw:id="id138" draw:layer="layout" svg:width="0.914cm" svg:height="1.001cm" svg:x="11.5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7.233cm" svg:height="1.673cm" svg:x="9.627cm" svg:y="5.456cm">
          <draw:text-box>
            <text:p text:style-name="P1"><text:span text:style-name="T16">Regap, graft, and return</text:span></text:p>
            <text:p text:style-name="P1"><text:span text:style-name="T16">same-height subtree B:</text:span></text:p>
          </draw:text-box>
        </draw:frame>
        <draw:frame draw:style-name="gr42" draw:layer="layout" svg:width="18.096cm" svg:height="0.962cm" svg:x="4.064cm" svg:y="16.51cm">
          <draw:text-box>
            <text:p>(WLG: assume deletion from left subtree - right is symmetrical)</text:p>
          </draw:text-box>
        </draw:frame>
        <draw:connector draw:style-name="gr2" draw:text-style-name="P1" draw:layer="layout" draw:type="line" svg:x1="20.016cm" svg:y1="11cm" svg:x2="19.152cm" svg:y2="12.167cm" draw:start-shape="id143" draw:start-glue-point="7" draw:end-shape="id144" draw:end-glue-point="4" svg:d="m20016 11000-864 1167" svg:viewBox="0 0 865 1168">
          <text:p/>
        </draw:connector>
        <draw:connector draw:style-name="gr2" draw:text-style-name="P1" draw:layer="layout" draw:type="line" svg:x1="20.662cm" svg:y1="11cm" svg:x2="21.509cm" svg:y2="12.197cm" draw:start-shape="id143" draw:start-glue-point="9" draw:end-shape="id145" draw:end-glue-point="4" svg:d="m20662 11000 847 1197" svg:viewBox="0 0 848 1198">
          <text:p/>
        </draw:connector>
        <draw:connector draw:style-name="gr2" draw:text-style-name="P1" draw:layer="layout" draw:type="line" svg:x1="20.346cm" svg:y1="10.13cm" svg:x2="20.355cm" svg:y2="9.367cm" svg:d="m20346 10130 9-763" svg:viewBox="0 0 10 764">
          <text:p/>
        </draw:connector>
        <draw:custom-shape draw:style-name="gr30" draw:text-style-name="P13" xml:id="id143" draw:id="id143" draw:layer="layout" svg:width="0.912cm" svg:height="1.001cm" svg:x="19.883cm" svg:y="10.145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145" draw:id="id145" draw:layer="layout" svg:width="0.914cm" svg:height="1.002cm" svg:x="21.052cm" svg:y="12.197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144" draw:id="id144" draw:layer="layout" svg:width="0.914cm" svg:height="1.001cm" svg:x="18.695cm" svg:y="12.167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layer="layout" svg:width="6.096cm" svg:height="3.806cm" svg:x="17.464cm" svg:y="5.334cm">
          <draw:text-box>
            <text:p>Unless A and C are now both leaves, then Gap-Leaf rule requires return of 1-lower subtree B:</text:p>
          </draw:text-box>
        </draw:frame>
        <draw:frame draw:style-name="gr45" draw:layer="layout" svg:width="12.551cm" svg:height="0.962cm" svg:x="15.24cm" svg:y="13.824cm">
          <draw:text-box>
            <text:p>(<text:span text:style-name="T8">Or, could always return 1-lower subtree B</text:span>)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3)</text:p>
          </draw:text-box>
        </draw:frame>
        <draw:custom-shape draw:style-name="gr4" draw:text-style-name="P1" draw:layer="layout" svg:width="1.461cm" svg:height="3.006cm" svg:x="4.415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4.836cm" svg:height="1.395cm" svg:x="21.5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10.072cm">
          <draw:text-box>
            <text:p><text:span text:style-name="T6">height = H+2</text:span></text:p>
          </draw:text-box>
        </draw:frame>
        <draw:custom-shape draw:style-name="gr30" draw:text-style-name="P13" draw:layer="layout" svg:width="0.915cm" svg:height="1cm" svg:x="12.001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4.481cm" svg:y="5.974cm">
          <draw:text-box>
            <text:p><text:span text:style-name="T16">Originally:</text:span></text:p>
          </draw:text-box>
        </draw:frame>
        <draw:frame draw:style-name="gr32" draw:text-style-name="P13" draw:layer="layout" svg:width="4.572cm" svg:height="2.286cm" svg:x="10.298cm" svg:y="10.799cm">
          <draw:text-box>
            <text:p text:style-name="P1"><text:span text:style-name="T16">Subtree A after DelMin:</text:span></text:p>
          </draw:text-box>
        </draw:frame>
        <draw:frame draw:style-name="gr33" draw:text-style-name="P13" draw:layer="layout" svg:width="7.233cm" svg:height="1.673cm" svg:x="15.748cm" svg:y="5.334cm">
          <draw:text-box>
            <text:p text:style-name="P1"><text:span text:style-name="T16">Regap, graft, and return</text:span></text:p>
            <text:p text:style-name="P1"><text:span text:style-name="T16">1-lower subtree B:</text:span></text:p>
          </draw:text-box>
        </draw:frame>
        <draw:connector draw:style-name="gr2" draw:text-style-name="P1" draw:layer="layout" draw:type="line" svg:x1="5.752cm" svg:y1="9.005cm" svg:x2="5.151cm" svg:y2="12.166cm" draw:start-shape="id146" draw:start-glue-point="7" draw:end-shape="id147" draw:end-glue-point="4" svg:d="m5752 9005-601 3161" svg:viewBox="0 0 602 3162">
          <text:p/>
        </draw:connector>
        <draw:connector draw:style-name="gr2" draw:text-style-name="P1" draw:layer="layout" draw:type="line" svg:x1="6.399cm" svg:y1="9.005cm" svg:x2="7.108cm" svg:y2="12.195cm" draw:start-shape="id146" draw:start-glue-point="9" draw:end-shape="id148" draw:end-glue-point="4" svg:d="m6399 9005 709 3190" svg:viewBox="0 0 710 3191">
          <text:p/>
        </draw:connector>
        <draw:custom-shape draw:style-name="gr3" draw:text-style-name="P1" draw:layer="layout" svg:width="0.732cm" svg:height="1.003cm" svg:x="12.099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3" xml:id="id146" draw:id="id146" draw:layer="layout" svg:width="0.913cm" svg:height="1.003cm" svg:x="5.6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47" draw:id="id147" draw:layer="layout" svg:width="0.914cm" svg:height="1.001cm" svg:x="4.6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48" draw:id="id148" draw:layer="layout" svg:width="0.914cm" svg:height="1.002cm" svg:x="6.651cm" svg:y="12.195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61cm" svg:height="3.006cm" svg:x="6.416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2" draw:layer="layout" svg:width="5.481cm" svg:height="1.396cm" svg:x="21.529cm" svg:y="8.072cm">
          <draw:text-box>
            <text:p><text:span text:style-name="T6">height = H+3</text:span></text:p>
          </draw:text-box>
        </draw:frame>
        <draw:connector draw:style-name="gr2" draw:text-style-name="P1" draw:layer="layout" draw:type="line" svg:x1="18.353cm" svg:y1="10.905cm" svg:x2="17.752cm" svg:y2="14.066cm" draw:start-shape="id149" draw:start-glue-point="7" draw:end-shape="id150" draw:end-glue-point="4" svg:d="m18353 10905-601 3161" svg:viewBox="0 0 602 3162">
          <text:p/>
        </draw:connector>
        <draw:connector draw:style-name="gr2" draw:text-style-name="P1" draw:layer="layout" draw:type="line" svg:x1="19cm" svg:y1="10.905cm" svg:x2="19.607cm" svg:y2="12.073cm" draw:start-shape="id149" draw:start-glue-point="9" draw:end-shape="id151" draw:end-glue-point="4" svg:d="m19000 10905 607 1168" svg:viewBox="0 0 608 1169">
          <text:p/>
        </draw:connector>
        <draw:custom-shape draw:style-name="gr3" draw:text-style-name="P1" draw:layer="layout" svg:width="0.732cm" svg:height="1.003cm" svg:x="17.4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8.863cm" svg:y="13.0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8.673cm" svg:y1="10.029cm" svg:x2="18.679cm" svg:y2="9.266cm" svg:d="m18673 10029 6-763" svg:viewBox="0 0 7 764">
          <text:p/>
        </draw:connector>
        <draw:custom-shape draw:style-name="gr30" draw:text-style-name="P13" xml:id="id149" draw:id="id149" draw:layer="layout" svg:width="0.913cm" svg:height="1.003cm" svg:x="18.22cm" svg:y="10.0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50" draw:id="id150" draw:layer="layout" svg:width="0.914cm" svg:height="1.001cm" svg:x="17.295cm" svg:y="14.0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51" draw:id="id151" draw:layer="layout" svg:width="0.915cm" svg:height="1cm" svg:x="19.149cm" svg:y="12.073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layer="layout" svg:width="18.096cm" svg:height="0.962cm" svg:x="4.064cm" svg:y="17.5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4)</text:p>
          </draw:text-box>
        </draw:frame>
        <draw:custom-shape draw:style-name="gr4" draw:text-style-name="P1" draw:layer="layout" svg:width="1.461cm" svg:height="3.006cm" svg:x="4.415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4.836cm" svg:height="1.395cm" svg:x="21.5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5.481cm" svg:height="1.397cm" svg:x="21.5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5.481cm" svg:height="1.396cm" svg:x="21.528cm" svg:y="10.072cm">
          <draw:text-box>
            <text:p><text:span text:style-name="T6">height = H+2</text:span></text:p>
          </draw:text-box>
        </draw:frame>
        <draw:custom-shape draw:style-name="gr30" draw:text-style-name="P13" draw:layer="layout" svg:width="0.915cm" svg:height="1cm" svg:x="12.001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4.481cm" svg:y="5.974cm">
          <draw:text-box>
            <text:p><text:span text:style-name="T16">Originally:</text:span></text:p>
          </draw:text-box>
        </draw:frame>
        <draw:frame draw:style-name="gr32" draw:text-style-name="P13" draw:layer="layout" svg:width="4.572cm" svg:height="2.286cm" svg:x="10.298cm" svg:y="10.799cm">
          <draw:text-box>
            <text:p text:style-name="P1"><text:span text:style-name="T16">Subtree A after DelMin:</text:span></text:p>
          </draw:text-box>
        </draw:frame>
        <draw:frame draw:style-name="gr35" draw:text-style-name="P13" draw:layer="layout" svg:width="6.09cm" svg:height="1.673cm" svg:x="15.748cm" svg:y="5.334cm">
          <draw:text-box>
            <text:p text:style-name="P1"><text:span text:style-name="T16">Can't Graft in place:</text:span></text:p>
            <text:p text:style-name="P1"><text:span text:style-name="T16">Needs Rotation?</text:span></text:p>
          </draw:text-box>
        </draw:frame>
        <draw:connector draw:style-name="gr2" draw:text-style-name="P1" draw:layer="layout" draw:type="line" svg:x1="5.752cm" svg:y1="9.005cm" svg:x2="5.151cm" svg:y2="12.166cm" draw:start-shape="id152" draw:start-glue-point="7" draw:end-shape="id153" draw:end-glue-point="4" svg:d="m5752 9005-601 3161" svg:viewBox="0 0 602 3162">
          <text:p/>
        </draw:connector>
        <draw:connector draw:style-name="gr2" draw:text-style-name="P1" draw:layer="layout" draw:type="line" svg:x1="6.399cm" svg:y1="9.005cm" svg:x2="7.76cm" svg:y2="10.001cm" draw:start-shape="id152" draw:start-glue-point="9" draw:end-shape="id154" draw:end-glue-point="4" svg:d="m6399 9005 1361 996" svg:viewBox="0 0 1362 997">
          <text:p/>
        </draw:connector>
        <draw:custom-shape draw:style-name="gr3" draw:text-style-name="P1" draw:layer="layout" svg:width="0.732cm" svg:height="1.003cm" svg:x="12.099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072cm" svg:y1="8.129cm" svg:x2="6.078cm" svg:y2="7.366cm" svg:d="m6072 8129 6-763" svg:viewBox="0 0 7 764">
          <text:p/>
        </draw:connector>
        <draw:custom-shape draw:style-name="gr30" draw:text-style-name="P13" xml:id="id152" draw:id="id152" draw:layer="layout" svg:width="0.913cm" svg:height="1.003cm" svg:x="5.6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53" draw:id="id153" draw:layer="layout" svg:width="0.914cm" svg:height="1.001cm" svg:x="4.6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5.481cm" svg:height="1.396cm" svg:x="21.529cm" svg:y="8.072cm">
          <draw:text-box>
            <text:p><text:span text:style-name="T6">height = H+3</text:span></text:p>
          </draw:text-box>
        </draw:frame>
        <draw:custom-shape draw:style-name="gr4" draw:text-style-name="P1" draw:layer="layout" svg:width="2.032cm" svg:height="5.061cm" svg:x="6.734cm" svg:y="11.045cm">
          <text:p/>
          <draw:enhanced-geometry svg:viewBox="0 0 21600 21600" draw:glue-points="?f0 0 ?f1 10800 0 21600 10800 21600 21600 21600 ?f7 10800" draw:text-areas="?f1 10800 ?f2 18000 ?f3 7200 ?f4 21600" draw:type="isosceles-triangle" draw:modifiers="10873.87140902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154" draw:id="id154" draw:layer="layout" svg:width="0.915cm" svg:height="1cm" svg:x="7.302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053cm" svg:y1="9.005cm" svg:x2="17.452cm" svg:y2="12.166cm" draw:start-shape="id155" draw:start-glue-point="7" svg:d="m18053 9005-601 3161" svg:viewBox="0 0 602 3162">
          <text:p/>
        </draw:connector>
        <draw:connector draw:style-name="gr2" draw:text-style-name="P1" draw:layer="layout" draw:type="line" svg:x1="18.7cm" svg:y1="9.005cm" svg:x2="20.061cm" svg:y2="10.001cm" draw:start-shape="id155" draw:start-glue-point="9" draw:end-shape="id156" draw:end-glue-point="4" svg:d="m18700 9005 1361 996" svg:viewBox="0 0 1362 997">
          <text:p/>
        </draw:connector>
        <draw:connector draw:style-name="gr2" draw:text-style-name="P1" draw:layer="layout" draw:type="line" svg:x1="18.373cm" svg:y1="8.129cm" svg:x2="18.379cm" svg:y2="7.366cm" svg:d="m18373 8129 6-763" svg:viewBox="0 0 7 764">
          <text:p/>
        </draw:connector>
        <draw:custom-shape draw:style-name="gr30" draw:text-style-name="P13" xml:id="id155" draw:id="id155" draw:layer="layout" svg:width="0.913cm" svg:height="1.003cm" svg:x="17.9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5.061cm" svg:x="19.035cm" svg:y="11.045cm">
          <text:p/>
          <draw:enhanced-geometry svg:viewBox="0 0 21600 21600" draw:glue-points="?f0 0 ?f1 10800 0 21600 10800 21600 21600 21600 ?f7 10800" draw:text-areas="?f1 10800 ?f2 18000 ?f3 7200 ?f4 21600" draw:type="isosceles-triangle" draw:modifiers="10873.87140902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156" draw:id="id156" draw:layer="layout" svg:width="0.915cm" svg:height="1cm" svg:x="19.6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1.052cm" svg:height="1.352cm" svg:x="16.788cm" svg:y="12.322cm">
          <draw:text-box>
            <text:p><text:span text:style-name="T3">?</text:span></text:p>
          </draw:text-box>
        </draw:frame>
        <draw:frame draw:style-name="gr42" draw:layer="layout" svg:width="18.096cm" svg:height="0.962cm" svg:x="4.064cm" svg:y="17.3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4a)</text:p>
          </draw:text-box>
        </draw:frame>
        <draw:custom-shape draw:style-name="gr4" draw:text-style-name="P1" draw:layer="layout" svg:width="1.461cm" svg:height="3.006cm" svg:x="0.815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3.416cm" svg:height="1.395cm" svg:x="23.8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3.871cm" svg:height="1.397cm" svg:x="23.8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3.871cm" svg:height="1.396cm" svg:x="23.828cm" svg:y="10.072cm">
          <draw:text-box>
            <text:p><text:span text:style-name="T6">height = H+2</text:span></text:p>
          </draw:text-box>
        </draw:frame>
        <draw:custom-shape draw:style-name="gr30" draw:text-style-name="P13" draw:layer="layout" svg:width="0.915cm" svg:height="1cm" svg:x="7.701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3.317cm" svg:height="0.962cm" svg:x="0.881cm" svg:y="5.974cm">
          <draw:text-box>
            <text:p><text:span text:style-name="T16">Originally:</text:span></text:p>
          </draw:text-box>
        </draw:frame>
        <draw:frame draw:style-name="gr32" draw:text-style-name="P13" draw:layer="layout" svg:width="4.572cm" svg:height="2.286cm" svg:x="5.998cm" svg:y="10.799cm">
          <draw:text-box>
            <text:p text:style-name="P1"><text:span text:style-name="T16">Subtree A after DelMin:</text:span></text:p>
          </draw:text-box>
        </draw:frame>
        <draw:frame draw:style-name="gr46" draw:text-style-name="P13" draw:layer="layout" svg:width="7.373cm" svg:height="1.673cm" svg:x="8.748cm" svg:y="5.334cm">
          <draw:text-box>
            <text:p text:style-name="P1"><text:span text:style-name="T16">Can't Graft in place:</text:span></text:p>
            <text:p text:style-name="P1"><text:span text:style-name="T16">First: can C be lowered?</text:span></text:p>
          </draw:text-box>
        </draw:frame>
        <draw:connector draw:style-name="gr2" draw:text-style-name="P1" draw:layer="layout" draw:type="line" svg:x1="2.152cm" svg:y1="9.005cm" svg:x2="1.551cm" svg:y2="12.166cm" draw:start-shape="id157" draw:start-glue-point="7" draw:end-shape="id158" draw:end-glue-point="4" svg:d="m2152 9005-601 3161" svg:viewBox="0 0 602 3162">
          <text:p/>
        </draw:connector>
        <draw:connector draw:style-name="gr2" draw:text-style-name="P1" draw:layer="layout" draw:type="line" svg:x1="2.799cm" svg:y1="9.005cm" svg:x2="4.16cm" svg:y2="10.001cm" draw:start-shape="id157" draw:start-glue-point="9" draw:end-shape="id159" draw:end-glue-point="4" svg:d="m2799 9005 1361 996" svg:viewBox="0 0 1362 997">
          <text:p/>
        </draw:connector>
        <draw:custom-shape draw:style-name="gr3" draw:text-style-name="P1" draw:layer="layout" svg:width="0.732cm" svg:height="1.003cm" svg:x="7.799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2.472cm" svg:y1="8.129cm" svg:x2="2.478cm" svg:y2="7.366cm" svg:d="m2472 8129 6-763" svg:viewBox="0 0 7 764">
          <text:p/>
        </draw:connector>
        <draw:custom-shape draw:style-name="gr30" draw:text-style-name="P13" xml:id="id157" draw:id="id157" draw:layer="layout" svg:width="0.913cm" svg:height="1.003cm" svg:x="2.019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58" draw:id="id158" draw:layer="layout" svg:width="0.914cm" svg:height="1.001cm" svg:x="1.094cm" svg:y="12.166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871cm" svg:height="1.396cm" svg:x="23.829cm" svg:y="8.072cm">
          <draw:text-box>
            <text:p><text:span text:style-name="T6">height = H+3</text:span></text:p>
          </draw:text-box>
        </draw:frame>
        <draw:custom-shape draw:style-name="gr4" draw:text-style-name="P1" draw:layer="layout" svg:width="2.032cm" svg:height="5.061cm" svg:x="3.134cm" svg:y="11.045cm">
          <text:p/>
          <draw:enhanced-geometry svg:viewBox="0 0 21600 21600" draw:glue-points="?f0 0 ?f1 10800 0 21600 10800 21600 21600 21600 ?f7 10800" draw:text-areas="?f1 10800 ?f2 18000 ?f3 7200 ?f4 21600" draw:type="isosceles-triangle" draw:modifiers="10873.87140902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xml:id="id159" draw:id="id159" draw:layer="layout" svg:width="0.915cm" svg:height="1cm" svg:x="3.702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53cm" svg:y1="9.005cm" svg:x2="11.552cm" svg:y2="12.166cm" draw:start-shape="id160" draw:start-glue-point="7" svg:d="m12153 9005-601 3161" svg:viewBox="0 0 602 3162">
          <text:p/>
        </draw:connector>
        <draw:connector draw:style-name="gr2" draw:text-style-name="P1" draw:layer="layout" draw:type="line" svg:x1="12.8cm" svg:y1="9.005cm" svg:x2="14.161cm" svg:y2="10.001cm" draw:start-shape="id160" draw:start-glue-point="9" draw:end-shape="id161" draw:end-glue-point="4" svg:d="m12800 9005 1361 996" svg:viewBox="0 0 1362 997">
          <text:p/>
        </draw:connector>
        <draw:connector draw:style-name="gr2" draw:text-style-name="P1" draw:layer="layout" draw:type="line" svg:x1="12.473cm" svg:y1="8.129cm" svg:x2="12.479cm" svg:y2="7.366cm" svg:d="m12473 8129 6-763" svg:viewBox="0 0 7 764">
          <text:p/>
        </draw:connector>
        <draw:custom-shape draw:style-name="gr30" draw:text-style-name="P13" xml:id="id160" draw:id="id160" draw:layer="layout" svg:width="0.913cm" svg:height="1.003cm" svg:x="12.0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61" draw:id="id161" draw:layer="layout" svg:width="0.915cm" svg:height="1cm" svg:x="13.7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837cm" svg:y1="10.855cm" svg:x2="12.952cm" svg:y2="14.067cm" draw:start-shape="id161" draw:start-glue-point="7" draw:end-shape="id162" draw:end-glue-point="4" svg:d="m13837 10855-885 3212" svg:viewBox="0 0 886 3213">
          <text:p/>
        </draw:connector>
        <draw:connector draw:style-name="gr2" draw:text-style-name="P1" draw:layer="layout" draw:type="line" svg:x1="14.484cm" svg:y1="10.855cm" svg:x2="15.309cm" svg:y2="14.097cm" draw:start-shape="id161" draw:start-glue-point="9" draw:end-shape="id163" draw:end-glue-point="4" svg:d="m14484 10855 825 3242" svg:viewBox="0 0 826 3243">
          <text:p/>
        </draw:connector>
        <draw:custom-shape draw:style-name="gr3" draw:text-style-name="P1" draw:layer="layout" svg:width="0.731cm" svg:height="1.001cm" svg:x="14.915cm" svg:y="15.1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63" draw:id="id163" draw:layer="layout" svg:width="0.914cm" svg:height="1.002cm" svg:x="14.852cm" svg:y="14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2.6cm" svg:y="15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62" draw:id="id162" draw:layer="layout" svg:width="0.914cm" svg:height="1.001cm" svg:x="12.495cm" svg:y="14.0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353cm" svg:y1="11.105cm" svg:x2="18.76cm" svg:y2="14.028cm" draw:start-shape="id164" draw:start-glue-point="7" draw:end-shape="id165" draw:end-glue-point="4" svg:d="m19353 11105-593 2923" svg:viewBox="0 0 594 2924">
          <text:p/>
        </draw:connector>
        <draw:connector draw:style-name="gr2" draw:text-style-name="P1" draw:layer="layout" draw:type="line" svg:x1="20cm" svg:y1="11.105cm" svg:x2="21.361cm" svg:y2="12.101cm" draw:start-shape="id164" draw:start-glue-point="9" draw:end-shape="id166" draw:end-glue-point="4" svg:d="m20000 11105 1361 996" svg:viewBox="0 0 1362 997">
          <text:p/>
        </draw:connector>
        <draw:connector draw:style-name="gr2" draw:text-style-name="P1" draw:layer="layout" draw:type="line" svg:x1="19.673cm" svg:y1="10.229cm" svg:x2="19.679cm" svg:y2="9.466cm" svg:d="m19673 10229 6-763" svg:viewBox="0 0 7 764">
          <text:p/>
        </draw:connector>
        <draw:custom-shape draw:style-name="gr30" draw:text-style-name="P13" xml:id="id164" draw:id="id164" draw:layer="layout" svg:width="0.913cm" svg:height="1.003cm" svg:x="19.22cm" svg:y="10.2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66" draw:id="id166" draw:layer="layout" svg:width="0.915cm" svg:height="1cm" svg:x="20.903cm" svg:y="12.1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037cm" svg:y1="12.955cm" svg:x2="20.652cm" svg:y2="14.067cm" draw:start-shape="id166" draw:start-glue-point="7" draw:end-shape="id167" draw:end-glue-point="4" svg:d="m21037 12955-385 1112" svg:viewBox="0 0 386 1113">
          <text:p/>
        </draw:connector>
        <draw:connector draw:style-name="gr2" draw:text-style-name="P1" draw:layer="layout" draw:type="line" svg:x1="21.684cm" svg:y1="12.955cm" svg:x2="22.009cm" svg:y2="14.097cm" draw:start-shape="id166" draw:start-glue-point="9" draw:end-shape="id168" draw:end-glue-point="4" svg:d="m21684 12955 325 1142" svg:viewBox="0 0 326 1143">
          <text:p/>
        </draw:connector>
        <draw:custom-shape draw:style-name="gr3" draw:text-style-name="P1" draw:layer="layout" svg:width="0.731cm" svg:height="1.001cm" svg:x="21.615cm" svg:y="15.1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68" draw:id="id168" draw:layer="layout" svg:width="0.914cm" svg:height="1.002cm" svg:x="21.552cm" svg:y="14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20.3cm" svg:y="15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67" draw:id="id167" draw:layer="layout" svg:width="0.914cm" svg:height="1.001cm" svg:x="20.195cm" svg:y="14.0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65" draw:id="id165" draw:layer="layout" svg:width="0.915cm" svg:height="1cm" svg:x="18.302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8.4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13" draw:layer="layout" svg:width="7.233cm" svg:height="2.384cm" svg:x="16.149cm" svg:y="6.835cm">
          <draw:text-box>
            <text:p text:style-name="P1"><text:span text:style-name="T16">If C can be lowered:</text:span></text:p>
            <text:p text:style-name="P1"><text:span text:style-name="T16">Regap, graft, and return</text:span></text:p>
            <text:p text:style-name="P1"><text:span text:style-name="T16">1-lower subtree B:</text:span></text:p>
          </draw:text-box>
        </draw:frame>
        <draw:frame draw:style-name="gr42" draw:layer="layout" svg:width="18.096cm" svg:height="0.962cm" svg:x="4.064cm" svg:y="17.3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4b)</text:p>
          </draw:text-box>
        </draw:frame>
        <draw:frame draw:style-name="gr6" draw:text-style-name="P2" draw:layer="layout" svg:width="3.416cm" svg:height="1.395cm" svg:x="23.8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3.871cm" svg:height="1.397cm" svg:x="23.8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3.871cm" svg:height="1.396cm" svg:x="23.828cm" svg:y="10.072cm">
          <draw:text-box>
            <text:p><text:span text:style-name="T6">height = H+2</text:span></text:p>
          </draw:text-box>
        </draw:frame>
        <draw:frame draw:style-name="gr48" draw:text-style-name="P13" draw:layer="layout" svg:width="14.036cm" svg:height="1.673cm" svg:x="6.604cm" svg:y="4.064cm">
          <draw:text-box>
            <text:p text:style-name="P1"><text:span text:style-name="T16">Can't Graft in place, C can't be lowered: 3 cases</text:span></text:p>
            <text:p text:style-name="P1"><text:span text:style-name="T16">Need to Rotate</text:span></text:p>
          </draw:text-box>
        </draw:frame>
        <draw:frame draw:style-name="gr8" draw:text-style-name="P2" draw:layer="layout" svg:width="3.871cm" svg:height="1.396cm" svg:x="23.829cm" svg:y="8.072cm">
          <draw:text-box>
            <text:p><text:span text:style-name="T6">height = H+3</text:span></text:p>
          </draw:text-box>
        </draw:frame>
        <draw:connector draw:style-name="gr2" draw:text-style-name="P1" draw:layer="layout" draw:type="line" svg:x1="18.653cm" svg:y1="9.005cm" svg:x2="18.052cm" svg:y2="12.166cm" draw:start-shape="id169" draw:start-glue-point="7" svg:d="m18653 9005-601 3161" svg:viewBox="0 0 602 3162">
          <text:p/>
        </draw:connector>
        <draw:connector draw:style-name="gr2" draw:text-style-name="P1" draw:layer="layout" draw:type="line" svg:x1="19.3cm" svg:y1="9.005cm" svg:x2="20.661cm" svg:y2="10.001cm" draw:start-shape="id169" draw:start-glue-point="9" draw:end-shape="id170" draw:end-glue-point="4" svg:d="m19300 9005 1361 996" svg:viewBox="0 0 1362 997">
          <text:p/>
        </draw:connector>
        <draw:connector draw:style-name="gr2" draw:text-style-name="P1" draw:layer="layout" draw:type="line" svg:x1="18.973cm" svg:y1="8.129cm" svg:x2="18.979cm" svg:y2="7.366cm" svg:d="m18973 8129 6-763" svg:viewBox="0 0 7 764">
          <text:p/>
        </draw:connector>
        <draw:custom-shape draw:style-name="gr30" draw:text-style-name="P13" xml:id="id169" draw:id="id169" draw:layer="layout" svg:width="0.913cm" svg:height="1.003cm" svg:x="18.5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70" draw:id="id170" draw:layer="layout" svg:width="0.915cm" svg:height="1cm" svg:x="20.2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337cm" svg:y1="10.855cm" svg:x2="19.452cm" svg:y2="12.167cm" draw:start-shape="id170" draw:start-glue-point="7" draw:end-shape="id171" draw:end-glue-point="4" svg:d="m20337 10855-885 1312" svg:viewBox="0 0 886 1313">
          <text:p/>
        </draw:connector>
        <draw:connector draw:style-name="gr2" draw:text-style-name="P1" draw:layer="layout" draw:type="line" svg:x1="20.984cm" svg:y1="10.855cm" svg:x2="21.809cm" svg:y2="14.097cm" draw:start-shape="id170" draw:start-glue-point="9" draw:end-shape="id172" draw:end-glue-point="4" svg:d="m20984 10855 825 3242" svg:viewBox="0 0 826 3243">
          <text:p/>
        </draw:connector>
        <draw:custom-shape draw:style-name="gr3" draw:text-style-name="P1" draw:layer="layout" svg:width="0.731cm" svg:height="1.001cm" svg:x="21.415cm" svg:y="15.1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72" draw:id="id172" draw:layer="layout" svg:width="0.914cm" svg:height="1.002cm" svg:x="21.352cm" svg:y="14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71" draw:id="id171" draw:layer="layout" svg:width="0.914cm" svg:height="1.001cm" svg:x="18.995cm" svg:y="12.1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253cm" svg:y1="9.005cm" svg:x2="3.652cm" svg:y2="12.166cm" draw:start-shape="id173" draw:start-glue-point="7" svg:d="m4253 9005-601 3161" svg:viewBox="0 0 602 3162">
          <text:p/>
        </draw:connector>
        <draw:connector draw:style-name="gr2" draw:text-style-name="P1" draw:layer="layout" draw:type="line" svg:x1="4.9cm" svg:y1="9.005cm" svg:x2="6.261cm" svg:y2="10.001cm" draw:start-shape="id173" draw:start-glue-point="9" draw:end-shape="id174" draw:end-glue-point="4" svg:d="m4900 9005 1361 996" svg:viewBox="0 0 1362 997">
          <text:p/>
        </draw:connector>
        <draw:connector draw:style-name="gr2" draw:text-style-name="P1" draw:layer="layout" draw:type="line" svg:x1="4.573cm" svg:y1="8.129cm" svg:x2="4.579cm" svg:y2="7.366cm" svg:d="m4573 8129 6-763" svg:viewBox="0 0 7 764">
          <text:p/>
        </draw:connector>
        <draw:custom-shape draw:style-name="gr30" draw:text-style-name="P13" xml:id="id173" draw:id="id173" draw:layer="layout" svg:width="0.913cm" svg:height="1.003cm" svg:x="4.1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74" draw:id="id174" draw:layer="layout" svg:width="0.915cm" svg:height="1cm" svg:x="5.8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37cm" svg:y1="10.855cm" svg:x2="5.052cm" svg:y2="14.067cm" draw:start-shape="id174" draw:start-glue-point="7" draw:end-shape="id175" draw:end-glue-point="4" svg:d="m5937 10855-885 3212" svg:viewBox="0 0 886 3213">
          <text:p/>
        </draw:connector>
        <draw:connector draw:style-name="gr2" draw:text-style-name="P1" draw:layer="layout" draw:type="line" svg:x1="6.584cm" svg:y1="10.855cm" svg:x2="7.409cm" svg:y2="12.097cm" draw:start-shape="id174" draw:start-glue-point="9" draw:end-shape="id176" draw:end-glue-point="4" svg:d="m6584 10855 825 1242" svg:viewBox="0 0 826 1243">
          <text:p/>
        </draw:connector>
        <draw:custom-shape draw:style-name="gr30" draw:text-style-name="P13" xml:id="id176" draw:id="id176" draw:layer="layout" svg:width="0.914cm" svg:height="1.002cm" svg:x="6.9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4.7cm" svg:y="15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75" draw:id="id175" draw:layer="layout" svg:width="0.914cm" svg:height="1.001cm" svg:x="4.595cm" svg:y="14.0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53cm" svg:y1="9.005cm" svg:x2="10.852cm" svg:y2="12.166cm" draw:start-shape="id177" draw:start-glue-point="7" svg:d="m11453 9005-601 3161" svg:viewBox="0 0 602 3162">
          <text:p/>
        </draw:connector>
        <draw:connector draw:style-name="gr2" draw:text-style-name="P1" draw:layer="layout" draw:type="line" svg:x1="12.1cm" svg:y1="9.005cm" svg:x2="13.461cm" svg:y2="10.001cm" draw:start-shape="id177" draw:start-glue-point="9" draw:end-shape="id178" draw:end-glue-point="4" svg:d="m12100 9005 1361 996" svg:viewBox="0 0 1362 997">
          <text:p/>
        </draw:connector>
        <draw:connector draw:style-name="gr2" draw:text-style-name="P1" draw:layer="layout" draw:type="line" svg:x1="11.773cm" svg:y1="8.129cm" svg:x2="11.779cm" svg:y2="7.366cm" svg:d="m11773 8129 6-763" svg:viewBox="0 0 7 764">
          <text:p/>
        </draw:connector>
        <draw:custom-shape draw:style-name="gr30" draw:text-style-name="P13" xml:id="id177" draw:id="id177" draw:layer="layout" svg:width="0.913cm" svg:height="1.003cm" svg:x="11.3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78" draw:id="id178" draw:layer="layout" svg:width="0.915cm" svg:height="1cm" svg:x="13.0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137cm" svg:y1="10.855cm" svg:x2="12.252cm" svg:y2="12.167cm" draw:start-shape="id178" draw:start-glue-point="7" draw:end-shape="id179" draw:end-glue-point="4" svg:d="m13137 10855-885 1312" svg:viewBox="0 0 886 1313">
          <text:p/>
        </draw:connector>
        <draw:connector draw:style-name="gr2" draw:text-style-name="P1" draw:layer="layout" draw:type="line" svg:x1="13.784cm" svg:y1="10.855cm" svg:x2="14.609cm" svg:y2="12.097cm" draw:start-shape="id178" draw:start-glue-point="9" draw:end-shape="id180" draw:end-glue-point="4" svg:d="m13784 10855 825 1242" svg:viewBox="0 0 826 1243">
          <text:p/>
        </draw:connector>
        <draw:custom-shape draw:style-name="gr30" draw:text-style-name="P13" xml:id="id180" draw:id="id180" draw:layer="layout" svg:width="0.914cm" svg:height="1.002cm" svg:x="14.1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79" draw:id="id179" draw:layer="layout" svg:width="0.914cm" svg:height="1.001cm" svg:x="11.795cm" svg:y="12.1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61cm" svg:height="3.006cm" svg:x="18.716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6.717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1.518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3.919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layer="layout" svg:width="18.096cm" svg:height="0.962cm" svg:x="4.064cm" svg:y="17.3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balance (4c)</text:p>
          </draw:text-box>
        </draw:frame>
        <draw:frame draw:style-name="gr6" draw:text-style-name="P2" draw:layer="layout" svg:width="3.416cm" svg:height="1.395cm" svg:x="23.8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3.871cm" svg:height="1.397cm" svg:x="23.8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3.871cm" svg:height="1.396cm" svg:x="23.828cm" svg:y="10.072cm">
          <draw:text-box>
            <text:p><text:span text:style-name="T6">height = H+2</text:span></text:p>
          </draw:text-box>
        </draw:frame>
        <draw:frame draw:style-name="gr49" draw:text-style-name="P13" draw:layer="layout" svg:width="14.667cm" svg:height="0.962cm" svg:x="6.604cm" svg:y="4.064cm">
          <draw:text-box>
            <text:p text:style-name="P1"><text:span text:style-name="T16">Consider first 2 cases together for Single Rotation:</text:span></text:p>
          </draw:text-box>
        </draw:frame>
        <draw:frame draw:style-name="gr8" draw:text-style-name="P2" draw:layer="layout" svg:width="3.871cm" svg:height="1.396cm" svg:x="23.829cm" svg:y="8.072cm">
          <draw:text-box>
            <text:p><text:span text:style-name="T6">height = H+3</text:span></text:p>
          </draw:text-box>
        </draw:frame>
        <draw:connector draw:style-name="gr2" draw:text-style-name="P1" draw:layer="layout" draw:type="line" svg:x1="2.053cm" svg:y1="9.005cm" svg:x2="1.452cm" svg:y2="12.166cm" draw:start-shape="id181" draw:start-glue-point="7" svg:d="m2053 9005-601 3161" svg:viewBox="0 0 602 3162">
          <text:p/>
        </draw:connector>
        <draw:connector draw:style-name="gr2" draw:text-style-name="P1" draw:layer="layout" draw:type="line" svg:x1="2.7cm" svg:y1="9.005cm" svg:x2="4.061cm" svg:y2="10.001cm" draw:start-shape="id181" draw:start-glue-point="9" draw:end-shape="id182" draw:end-glue-point="4" svg:d="m2700 9005 1361 996" svg:viewBox="0 0 1362 997">
          <text:p/>
        </draw:connector>
        <draw:connector draw:style-name="gr2" draw:text-style-name="P1" draw:layer="layout" draw:type="line" svg:x1="2.373cm" svg:y1="8.129cm" svg:x2="2.379cm" svg:y2="7.366cm" svg:d="m2373 8129 6-763" svg:viewBox="0 0 7 764">
          <text:p/>
        </draw:connector>
        <draw:custom-shape draw:style-name="gr30" draw:text-style-name="P13" xml:id="id181" draw:id="id181" draw:layer="layout" svg:width="0.913cm" svg:height="1.003cm" svg:x="1.9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82" draw:id="id182" draw:layer="layout" svg:width="0.915cm" svg:height="1cm" svg:x="3.6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37cm" svg:y1="10.855cm" svg:x2="2.852cm" svg:y2="14.067cm" draw:start-shape="id182" draw:start-glue-point="7" draw:end-shape="id183" draw:end-glue-point="4" svg:d="m3737 10855-885 3212" svg:viewBox="0 0 886 3213">
          <text:p/>
        </draw:connector>
        <draw:connector draw:style-name="gr2" draw:text-style-name="P1" draw:layer="layout" draw:type="line" svg:x1="4.384cm" svg:y1="10.855cm" svg:x2="5.209cm" svg:y2="12.097cm" draw:start-shape="id182" draw:start-glue-point="9" draw:end-shape="id184" draw:end-glue-point="4" svg:d="m4384 10855 825 1242" svg:viewBox="0 0 826 1243">
          <text:p/>
        </draw:connector>
        <draw:custom-shape draw:style-name="gr30" draw:text-style-name="P13" xml:id="id184" draw:id="id184" draw:layer="layout" svg:width="0.914cm" svg:height="1.002cm" svg:x="4.7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2.5cm" svg:y="15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83" draw:id="id183" draw:layer="layout" svg:width="0.914cm" svg:height="1.001cm" svg:x="2.395cm" svg:y="14.0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253cm" svg:y1="9.005cm" svg:x2="8.652cm" svg:y2="12.166cm" draw:start-shape="id185" draw:start-glue-point="7" svg:d="m9253 9005-601 3161" svg:viewBox="0 0 602 3162">
          <text:p/>
        </draw:connector>
        <draw:connector draw:style-name="gr2" draw:text-style-name="P1" draw:layer="layout" draw:type="line" svg:x1="9.9cm" svg:y1="9.005cm" svg:x2="11.261cm" svg:y2="10.001cm" draw:start-shape="id185" draw:start-glue-point="9" draw:end-shape="id186" draw:end-glue-point="4" svg:d="m9900 9005 1361 996" svg:viewBox="0 0 1362 997">
          <text:p/>
        </draw:connector>
        <draw:connector draw:style-name="gr2" draw:text-style-name="P1" draw:layer="layout" draw:type="line" svg:x1="9.573cm" svg:y1="8.129cm" svg:x2="9.579cm" svg:y2="7.366cm" svg:d="m9573 8129 6-763" svg:viewBox="0 0 7 764">
          <text:p/>
        </draw:connector>
        <draw:custom-shape draw:style-name="gr30" draw:text-style-name="P13" xml:id="id185" draw:id="id185" draw:layer="layout" svg:width="0.913cm" svg:height="1.003cm" svg:x="9.1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86" draw:id="id186" draw:layer="layout" svg:width="0.915cm" svg:height="1cm" svg:x="10.8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37cm" svg:y1="10.855cm" svg:x2="10.052cm" svg:y2="12.167cm" draw:start-shape="id186" draw:start-glue-point="7" draw:end-shape="id187" draw:end-glue-point="4" svg:d="m10937 10855-885 1312" svg:viewBox="0 0 886 1313">
          <text:p/>
        </draw:connector>
        <draw:connector draw:style-name="gr2" draw:text-style-name="P1" draw:layer="layout" draw:type="line" svg:x1="11.584cm" svg:y1="10.855cm" svg:x2="12.409cm" svg:y2="12.097cm" draw:start-shape="id186" draw:start-glue-point="9" draw:end-shape="id188" draw:end-glue-point="4" svg:d="m11584 10855 825 1242" svg:viewBox="0 0 826 1243">
          <text:p/>
        </draw:connector>
        <draw:custom-shape draw:style-name="gr30" draw:text-style-name="P13" xml:id="id188" draw:id="id188" draw:layer="layout" svg:width="0.914cm" svg:height="1.002cm" svg:x="11.9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87" draw:id="id187" draw:layer="layout" svg:width="0.914cm" svg:height="1.001cm" svg:x="9.595cm" svg:y="12.1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61cm" svg:height="3.006cm" svg:x="4.517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9.318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1.719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8.853cm" svg:y1="9.005cm" svg:x2="18.252cm" svg:y2="12.166cm" draw:start-shape="id189" draw:start-glue-point="7" svg:d="m18853 9005-601 3161" svg:viewBox="0 0 602 3162">
          <text:p/>
        </draw:connector>
        <draw:connector draw:style-name="gr2" draw:text-style-name="P1" draw:layer="layout" draw:type="line" svg:x1="19.5cm" svg:y1="9.005cm" svg:x2="20.861cm" svg:y2="10.001cm" draw:start-shape="id189" draw:start-glue-point="9" draw:end-shape="id190" draw:end-glue-point="4" svg:d="m19500 9005 1361 996" svg:viewBox="0 0 1362 997">
          <text:p/>
        </draw:connector>
        <draw:connector draw:style-name="gr2" draw:text-style-name="P1" draw:layer="layout" draw:type="line" svg:x1="19.173cm" svg:y1="8.129cm" svg:x2="19.179cm" svg:y2="7.366cm" svg:d="m19173 8129 6-763" svg:viewBox="0 0 7 764">
          <text:p/>
        </draw:connector>
        <draw:custom-shape draw:style-name="gr30" draw:text-style-name="P13" xml:id="id189" draw:id="id189" draw:layer="layout" svg:width="0.913cm" svg:height="1.003cm" svg:x="18.7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90" draw:id="id190" draw:layer="layout" svg:width="0.915cm" svg:height="1cm" svg:x="20.4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537cm" svg:y1="10.855cm" svg:x2="19.648cm" svg:y2="13.098cm" draw:start-shape="id190" draw:start-glue-point="7" draw:end-shape="id191" draw:end-glue-point="4" svg:d="m20537 10855-889 2243" svg:viewBox="0 0 890 2244">
          <text:p/>
        </draw:connector>
        <draw:connector draw:style-name="gr2" draw:text-style-name="P1" draw:layer="layout" draw:type="line" svg:x1="21.184cm" svg:y1="10.855cm" svg:x2="22.009cm" svg:y2="12.097cm" draw:start-shape="id190" draw:start-glue-point="9" draw:end-shape="id192" draw:end-glue-point="4" svg:d="m21184 10855 825 1242" svg:viewBox="0 0 826 1243">
          <text:p/>
        </draw:connector>
        <draw:custom-shape draw:style-name="gr30" draw:text-style-name="P13" xml:id="id192" draw:id="id192" draw:layer="layout" svg:width="0.914cm" svg:height="1.002cm" svg:x="21.5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191" draw:id="id191" draw:layer="layout" svg:width="1.461cm" svg:height="3.006cm" svg:x="18.918cm" svg:y="13.098cm">
          <text:p text:style-name="P1"><text:span text:style-name="T19">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21.319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13.208cm" svg:height="10.922cm" svg:x="1.016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2.286cm" svg:height="2.032cm" svg:x="14.478cm" svg:y="11.176cm">
          <text:p text:style-name="P1"><text:span text:style-name="T20">=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layer="layout" svg:width="18.096cm" svg:height="0.962cm" svg:x="4.064cm" svg:y="18.0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Rotation</text:p>
          </draw:text-box>
        </draw:frame>
        <draw:frame draw:style-name="gr6" draw:text-style-name="P2" draw:layer="layout" svg:width="3.416cm" svg:height="1.395cm" svg:x="23.8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3.871cm" svg:height="1.397cm" svg:x="23.8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3.871cm" svg:height="1.396cm" svg:x="23.828cm" svg:y="10.072cm">
          <draw:text-box>
            <text:p><text:span text:style-name="T6">height = H+2</text:span></text:p>
          </draw:text-box>
        </draw:frame>
        <draw:frame draw:style-name="gr8" draw:text-style-name="P2" draw:layer="layout" svg:width="3.871cm" svg:height="1.396cm" svg:x="23.829cm" svg:y="8.072cm">
          <draw:text-box>
            <text:p><text:span text:style-name="T6">height = H+3</text:span></text:p>
          </draw:text-box>
        </draw:frame>
        <draw:connector draw:style-name="gr2" draw:text-style-name="P1" draw:layer="layout" draw:type="line" svg:x1="16.153cm" svg:y1="11.005cm" svg:x2="15.36cm" svg:y2="14.028cm" draw:start-shape="id193" draw:start-glue-point="7" draw:end-shape="id194" draw:end-glue-point="4" svg:d="m16153 11005-793 3023" svg:viewBox="0 0 794 3024">
          <text:p/>
        </draw:connector>
        <draw:connector draw:style-name="gr2" draw:text-style-name="P1" draw:layer="layout" draw:type="line" svg:x1="16.8cm" svg:y1="11.005cm" svg:x2="17.448cm" svg:y2="13.098cm" draw:start-shape="id193" draw:start-glue-point="9" draw:end-shape="id195" draw:end-glue-point="4" svg:d="m16800 11005 648 2093" svg:viewBox="0 0 649 2094">
          <text:p/>
        </draw:connector>
        <draw:connector draw:style-name="gr2" draw:text-style-name="P1" draw:layer="layout" draw:type="line" svg:x1="18.661cm" svg:y1="8.101cm" svg:x2="18.685cm" svg:y2="7.238cm" draw:start-shape="id196" draw:start-glue-point="4" svg:d="m18661 8101 24-863" svg:viewBox="0 0 25 864">
          <text:p/>
        </draw:connector>
        <draw:custom-shape draw:style-name="gr30" draw:text-style-name="P13" xml:id="id193" draw:id="id193" draw:layer="layout" svg:width="0.913cm" svg:height="1.003cm" svg:x="16.02cm" svg:y="10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96" draw:id="id196" draw:layer="layout" svg:width="0.915cm" svg:height="1cm" svg:x="18.203cm" svg:y="8.1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337cm" svg:y1="8.955cm" svg:x2="16.476cm" svg:y2="10.149cm" draw:start-shape="id196" draw:start-glue-point="7" draw:end-shape="id193" draw:end-glue-point="4" svg:d="m18337 8955-1861 1194" svg:viewBox="0 0 1862 1195">
          <text:p/>
        </draw:connector>
        <draw:connector draw:style-name="gr2" draw:text-style-name="P1" draw:layer="layout" draw:type="line" svg:x1="18.984cm" svg:y1="8.955cm" svg:x2="19.809cm" svg:y2="12.097cm" draw:start-shape="id196" draw:start-glue-point="9" draw:end-shape="id197" draw:end-glue-point="4" svg:d="m18984 8955 825 3142" svg:viewBox="0 0 826 3143">
          <text:p/>
        </draw:connector>
        <draw:custom-shape draw:style-name="gr30" draw:text-style-name="P13" xml:id="id197" draw:id="id197" draw:layer="layout" svg:width="0.914cm" svg:height="1.002cm" svg:x="19.3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195" draw:id="id195" draw:layer="layout" svg:width="1.461cm" svg:height="3.006cm" svg:x="16.718cm" svg:y="13.098cm">
          <text:p text:style-name="P1"><text:span text:style-name="T19">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19.119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194" draw:id="id194" draw:layer="layout" svg:width="0.915cm" svg:height="1cm" svg:x="14.902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5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153cm" svg:y1="9.005cm" svg:x2="3.552cm" svg:y2="12.166cm" draw:start-shape="id198" draw:start-glue-point="7" svg:d="m4153 9005-601 3161" svg:viewBox="0 0 602 3162">
          <text:p/>
        </draw:connector>
        <draw:connector draw:style-name="gr2" draw:text-style-name="P1" draw:layer="layout" draw:type="line" svg:x1="4.8cm" svg:y1="9.005cm" svg:x2="6.561cm" svg:y2="10.001cm" draw:start-shape="id198" draw:start-glue-point="9" draw:end-shape="id199" draw:end-glue-point="4" svg:d="m4800 9005 1761 996" svg:viewBox="0 0 1762 997">
          <text:p/>
        </draw:connector>
        <draw:connector draw:style-name="gr2" draw:text-style-name="P1" draw:layer="layout" draw:type="line" svg:x1="4.473cm" svg:y1="8.129cm" svg:x2="4.479cm" svg:y2="7.366cm" svg:d="m4473 8129 6-763" svg:viewBox="0 0 7 764">
          <text:p/>
        </draw:connector>
        <draw:custom-shape draw:style-name="gr30" draw:text-style-name="P13" xml:id="id198" draw:id="id198" draw:layer="layout" svg:width="0.913cm" svg:height="1.003cm" svg:x="4.0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99" draw:id="id199" draw:layer="layout" svg:width="0.915cm" svg:height="1cm" svg:x="6.103cm" svg:y="10.0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237cm" svg:y1="10.855cm" svg:x2="5.348cm" svg:y2="13.098cm" draw:start-shape="id199" draw:start-glue-point="7" draw:end-shape="id200" draw:end-glue-point="4" svg:d="m6237 10855-889 2243" svg:viewBox="0 0 890 2244">
          <text:p/>
        </draw:connector>
        <draw:connector draw:style-name="gr2" draw:text-style-name="P1" draw:layer="layout" draw:type="line" svg:x1="6.884cm" svg:y1="10.855cm" svg:x2="7.709cm" svg:y2="12.097cm" draw:start-shape="id199" draw:start-glue-point="9" draw:end-shape="id201" draw:end-glue-point="4" svg:d="m6884 10855 825 1242" svg:viewBox="0 0 826 1243">
          <text:p/>
        </draw:connector>
        <draw:custom-shape draw:style-name="gr30" draw:text-style-name="P13" xml:id="id201" draw:id="id201" draw:layer="layout" svg:width="0.914cm" svg:height="1.002cm" svg:x="7.252cm" svg:y="12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200" draw:id="id200" draw:layer="layout" svg:width="1.461cm" svg:height="3.006cm" svg:x="4.618cm" svg:y="13.098cm">
          <text:p text:style-name="P1"><text:span text:style-name="T19">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461cm" svg:height="3.006cm" svg:x="7.019cm" svg:y="13.0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13" draw:layer="layout" svg:width="7.233cm" svg:height="2.384cm" svg:x="8.636cm" svg:y="5.744cm">
          <draw:text-box>
            <text:p text:style-name="P1"><text:span text:style-name="T16">Rotate B under C.</text:span></text:p>
            <text:p text:style-name="P1"><text:span text:style-name="T16">Regap, graft, and return</text:span></text:p>
            <text:p text:style-name="P1"><text:span text:style-name="T16">same-height subtree C:</text:span></text:p>
          </draw:text-box>
        </draw:frame>
        <draw:frame draw:style-name="gr42" draw:layer="layout" svg:width="18.096cm" svg:height="0.962cm" svg:x="4.064cm" svg:y="17.3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 Case: Double Rotation</text:p>
          </draw:text-box>
        </draw:frame>
        <draw:frame draw:style-name="gr6" draw:text-style-name="P2" draw:layer="layout" svg:width="3.416cm" svg:height="1.395cm" svg:x="23.828cm" svg:y="14.117cm">
          <draw:text-box>
            <text:p><text:span text:style-name="T6">height = H</text:span></text:p>
          </draw:text-box>
        </draw:frame>
        <draw:frame draw:style-name="gr7" draw:text-style-name="P2" draw:layer="layout" svg:width="3.871cm" svg:height="1.397cm" svg:x="23.828cm" svg:y="12.122cm">
          <draw:text-box>
            <text:p><text:span text:style-name="T6">height = H+1</text:span></text:p>
          </draw:text-box>
        </draw:frame>
        <draw:frame draw:style-name="gr8" draw:text-style-name="P2" draw:layer="layout" svg:width="3.871cm" svg:height="1.396cm" svg:x="23.828cm" svg:y="10.072cm">
          <draw:text-box>
            <text:p><text:span text:style-name="T6">height = H+2</text:span></text:p>
          </draw:text-box>
        </draw:frame>
        <draw:frame draw:style-name="gr8" draw:text-style-name="P2" draw:layer="layout" svg:width="3.871cm" svg:height="1.396cm" svg:x="23.829cm" svg:y="8.072cm">
          <draw:text-box>
            <text:p><text:span text:style-name="T6">height = H+3</text:span></text:p>
          </draw:text-box>
        </draw:frame>
        <draw:connector draw:style-name="gr2" draw:text-style-name="P1" draw:layer="layout" draw:type="line" svg:x1="3.753cm" svg:y1="9.005cm" svg:x2="3.152cm" svg:y2="12.166cm" draw:start-shape="id202" draw:start-glue-point="7" svg:d="m3753 9005-601 3161" svg:viewBox="0 0 602 3162">
          <text:p/>
        </draw:connector>
        <draw:connector draw:style-name="gr2" draw:text-style-name="P1" draw:layer="layout" draw:type="line" svg:x1="4.4cm" svg:y1="9.005cm" svg:x2="6.461cm" svg:y2="10.001cm" draw:start-shape="id202" draw:start-glue-point="9" draw:end-shape="id203" draw:end-glue-point="4" svg:d="m4400 9005 2061 996" svg:viewBox="0 0 2062 997">
          <text:p/>
        </draw:connector>
        <draw:connector draw:style-name="gr2" draw:text-style-name="P1" draw:layer="layout" draw:type="line" svg:x1="4.073cm" svg:y1="8.129cm" svg:x2="4.079cm" svg:y2="7.366cm" svg:d="m4073 8129 6-763" svg:viewBox="0 0 7 764">
          <text:p/>
        </draw:connector>
        <draw:custom-shape draw:style-name="gr30" draw:text-style-name="P13" xml:id="id202" draw:id="id202" draw:layer="layout" svg:width="0.913cm" svg:height="1.003cm" svg:x="3.62cm" svg:y="8.149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03" draw:id="id203" draw:layer="layout" svg:width="0.915cm" svg:height="1cm" svg:x="6.003cm" svg:y="10.001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137cm" svg:y1="10.855cm" svg:x2="5.252cm" svg:y2="12.167cm" draw:start-shape="id203" draw:start-glue-point="7" draw:end-shape="id204" draw:end-glue-point="4" svg:d="m6137 10855-885 1312" svg:viewBox="0 0 886 1313">
          <text:p/>
        </draw:connector>
        <draw:connector draw:style-name="gr2" draw:text-style-name="P1" draw:layer="layout" draw:type="line" svg:x1="6.784cm" svg:y1="10.855cm" svg:x2="7.609cm" svg:y2="14.097cm" draw:start-shape="id203" draw:start-glue-point="9" draw:end-shape="id205" draw:end-glue-point="4" svg:d="m6784 10855 825 3242" svg:viewBox="0 0 826 3243">
          <text:p/>
        </draw:connector>
        <draw:custom-shape draw:style-name="gr3" draw:text-style-name="P1" draw:layer="layout" svg:width="0.731cm" svg:height="1.001cm" svg:x="7.215cm" svg:y="15.1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205" draw:id="id205" draw:layer="layout" svg:width="0.914cm" svg:height="1.002cm" svg:x="7.152cm" svg:y="14.097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04" draw:id="id204" draw:layer="layout" svg:width="0.914cm" svg:height="1.001cm" svg:x="4.795cm" svg:y="12.167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207" draw:id="id207" draw:layer="layout" svg:width="1.144cm" svg:height="2.115cm" svg:x="5.464cm" svg:y="14.007cm">
          <text:p text:style-name="P1"><text:span text:style-name="T19">Q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7" xml:id="id206" draw:id="id206" draw:layer="layout" svg:width="1.144cm" svg:height="2.115cm" svg:x="3.664cm" svg:y="14.008cm">
          <text:p text:style-name="P1"><text:span text:style-name="T19">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236cm" svg:y1="14.008cm" svg:x2="4.928cm" svg:y2="13.022cm" draw:start-shape="id206" draw:start-glue-point="4" draw:end-shape="id204" draw:end-glue-point="7" svg:d="m4236 14008 692-986" svg:viewBox="0 0 693 987">
          <text:p/>
        </draw:connector>
        <draw:connector draw:style-name="gr2" draw:text-style-name="P1" draw:layer="layout" draw:type="line" svg:x1="6.036cm" svg:y1="14.007cm" svg:x2="5.576cm" svg:y2="13.022cm" draw:start-shape="id207" draw:start-glue-point="4" draw:end-shape="id204" draw:end-glue-point="9" svg:d="m6036 14007-460-985" svg:viewBox="0 0 461 986">
          <text:p/>
        </draw:connector>
        <draw:connector draw:style-name="gr2" draw:text-style-name="P1" draw:layer="layout" draw:type="line" svg:x1="15.553cm" svg:y1="12.906cm" svg:x2="14.761cm" svg:y2="14.028cm" draw:start-shape="id208" draw:start-glue-point="7" draw:end-shape="id209" draw:end-glue-point="4" svg:d="m15553 12906-792 1122" svg:viewBox="0 0 793 1123">
          <text:p/>
        </draw:connector>
        <draw:connector draw:style-name="gr2" draw:text-style-name="P1" draw:layer="layout" draw:type="line" svg:x1="16.2cm" svg:y1="12.906cm" svg:x2="17.136cm" svg:y2="14.009cm" draw:start-shape="id208" draw:start-glue-point="9" draw:end-shape="id210" draw:end-glue-point="4" svg:d="m16200 12906 936 1103" svg:viewBox="0 0 937 1104">
          <text:p/>
        </draw:connector>
        <draw:connector draw:style-name="gr2" draw:text-style-name="P1" draw:layer="layout" draw:type="line" svg:x1="17.84cm" svg:y1="7.09cm" svg:x2="17.852cm" svg:y2="8.068cm" draw:end-shape="id211" draw:end-glue-point="4" svg:d="m17840 7090 12 978" svg:viewBox="0 0 13 979">
          <text:p/>
        </draw:connector>
        <draw:custom-shape draw:style-name="gr30" draw:text-style-name="P13" xml:id="id208" draw:id="id208" draw:layer="layout" svg:width="0.913cm" svg:height="1.003cm" svg:x="15.42cm" svg:y="12.05cm">
          <text:p text:style-name="P1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12" draw:id="id212" draw:layer="layout" svg:width="0.915cm" svg:height="1cm" svg:x="19.403cm" svg:y="12.102cm">
          <text:p text:style-name="P1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861cm" svg:y1="12.102cm" svg:x2="18.176cm" svg:y2="8.923cm" draw:start-shape="id212" draw:start-glue-point="4" draw:end-shape="id211" draw:end-glue-point="9" svg:d="m19861 12102-1685-3179" svg:viewBox="0 0 1686 3180">
          <text:p/>
        </draw:connector>
        <draw:connector draw:style-name="gr2" draw:text-style-name="P1" draw:layer="layout" draw:type="line" svg:x1="20.184cm" svg:y1="12.956cm" svg:x2="21.009cm" svg:y2="14.098cm" draw:start-shape="id212" draw:start-glue-point="9" draw:end-shape="id213" draw:end-glue-point="4" svg:d="m20184 12956 825 1142" svg:viewBox="0 0 826 1143">
          <text:p/>
        </draw:connector>
        <draw:custom-shape draw:style-name="gr3" draw:text-style-name="P1" draw:layer="layout" svg:width="0.731cm" svg:height="1.001cm" svg:x="20.615cm" svg:y="15.1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213" draw:id="id213" draw:layer="layout" svg:width="0.914cm" svg:height="1.002cm" svg:x="20.552cm" svg:y="14.098cm">
          <text:p text:style-name="P1"><text:span text:style-name="T1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11" draw:id="id211" draw:layer="layout" svg:width="0.914cm" svg:height="1.001cm" svg:x="17.395cm" svg:y="8.068cm">
          <text:p text:style-name="P1"><text:span text:style-name="T1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214" draw:id="id214" draw:layer="layout" svg:width="1.144cm" svg:height="2.115cm" svg:x="18.364cm" svg:y="14.008cm">
          <text:p text:style-name="P1"><text:span text:style-name="T19">Q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7" xml:id="id210" draw:id="id210" draw:layer="layout" svg:width="1.144cm" svg:height="2.115cm" svg:x="16.564cm" svg:y="14.009cm">
          <text:p text:style-name="P1"><text:span text:style-name="T19">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5.876cm" svg:y1="12.05cm" svg:x2="17.528cm" svg:y2="8.923cm" draw:start-shape="id208" draw:start-glue-point="4" draw:end-shape="id211" draw:end-glue-point="7" svg:d="m15876 12050 1652-3127" svg:viewBox="0 0 1653 3128">
          <text:p/>
        </draw:connector>
        <draw:connector draw:style-name="gr2" draw:text-style-name="P1" draw:layer="layout" draw:type="line" svg:x1="18.936cm" svg:y1="14.008cm" svg:x2="19.537cm" svg:y2="12.956cm" draw:start-shape="id214" draw:start-glue-point="4" draw:end-shape="id212" draw:end-glue-point="7" svg:d="m18936 14008 601-1052" svg:viewBox="0 0 602 1053">
          <text:p/>
        </draw:connector>
        <draw:custom-shape draw:style-name="gr30" draw:text-style-name="P13" xml:id="id209" draw:id="id209" draw:layer="layout" svg:width="0.915cm" svg:height="1cm" svg:x="14.303cm" svg:y="14.028cm">
          <text:p text:style-name="P1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32cm" svg:height="1.003cm" svg:x="14.401cm" svg:y="15.0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13" draw:layer="layout" svg:width="7.411cm" svg:height="2.384cm" svg:x="7.62cm" svg:y="6.35cm">
          <draw:text-box>
            <text:p text:style-name="P1"><text:span text:style-name="T16">Rotate B and C under X.</text:span></text:p>
            <text:p text:style-name="P1"><text:span text:style-name="T16">Regap, graft, and return</text:span></text:p>
            <text:p text:style-name="P1"><text:span text:style-name="T16">same-height subtree X:</text:span></text:p>
          </draw:text-box>
        </draw:frame>
        <draw:frame draw:style-name="gr42" draw:layer="layout" svg:width="18.096cm" svg:height="0.962cm" svg:x="4.064cm" svg:y="17.31cm">
          <draw:text-box>
            <text:p>(WLG: assume deletion from left subtree - right is symmetrical)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let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lete (and DelMin/DelMax) can create a parent with gaps to both children (a “non-AVL” node)</text:p>
                <text:list>
                  <text:list-item>
                    <text:p>As in Rebalance 2 and Double Rotation</text:p>
                  </text:list-item>
                  <text:list-item>
                    <text:p>But, at most 1 per deletion</text:p>
                  </text:list-item>
                </text:list>
              </text:list-item>
              <text:list-item>
                <text:p>Delete can convert non-AVL node to AVL node </text:p>
                <text:list>
                  <text:list-item>
                    <text:p>As in Rebalance 3 and 4a</text:p>
                  </text:list-item>
                </text:list>
              </text:list-item>
              <text:list-item>
                <text:p>After any rotation, modified subtree is always at original height</text:p>
                <text:list>
                  <text:list-item>
                    <text:p>No further modification of the tree during ascent (other than usual grafting) is needed</text:p>
                    <text:list>
                      <text:list-item>
                        <text:p>Except that Delete replaces key with min/max, and this might occur above rotation point</text:p>
                      </text:list-item>
                    </text:list>
                  </text:list-item>
                  <text:list-item>
                    <text:p>Thus: at most 1 (single or double) rotation per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p vs. RB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Are there more differences between Gap and Red-Black Trees than just the Gap-Leaf Rule? <text:s/>Yes.</text:p>
                <text:list>
                  <text:list-item>
                    <text:p>RB Trees can create “non-AVL” nodes on insert</text:p>
                  </text:list-item>
                  <text:list-item>
                    <text:p>Happens whenever RB insert “blackens” a red node without “reddening” either child</text:p>
                  </text:list-item>
                </text:list>
              </text:list-item>
              <text:list-item>
                <text:p>Why does this difference exist?</text:p>
                <text:list>
                  <text:list-item>
                    <text:p>Probably due to Gap Trees treating sibling child gaps independently of each other and parent state vs. RB Trees considering that as interdependent state (= color)</text:p>
                  </text:list-item>
                </text:list>
              </text:list-item>
              <text:list-item>
                <text:p>Performance cost?</text:p>
                <text:list>
                  <text:list-item>
                    <text:p>Probably means RB Trees can be worse than 1.44log<text:span text:style-name="T5">₂</text:span>N height even when built by insert alone (<text:span text:style-name="T8">not proven</text:span>)</text:p>
                  </text:list-item>
                  <text:list-item>
                    <text:p>RB rotations are more complex in order to maintain interdependent state</text:p>
                  </text:list-item>
                </text:list>
              </text:list-item>
              <text:list-item>
                <text:p>Advantages of RB over Gap?</text:p>
                <text:list>
                  <text:list-item>
                    <text:p>Age + Fame → many implementations of RB Trees exist and are used</text:p>
                  </text:list-item>
                  <text:list-item>
                    <text:p>Any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p vs. AV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ap Tree is like AVL Tree that can <text:span text:style-name="T8">schedule</text:span> delete rotations </text:p>
                <text:list>
                  <text:list-item>
                    <text:p><text:span text:style-name="T8">schedule</text:span> as in Chris Okasaki's PhD Thesis and book “Purely Functional Data Structures”</text:p>
                  </text:list-item>
                  <text:list-item>
                    <text:p>But, without a separate schedule structure</text:p>
                  </text:list-item>
                  <text:list-item>
                    <text:p>Clue: although AVL is O(logN) rotations per delete, it is amortized O(1) rotations per delete</text:p>
                    <text:list>
                      <text:list-item>
                        <text:p>Scheduling turns amortized performance into worst-case performance</text:p>
                      </text:list-item>
                    </text:list>
                  </text:list-item>
                  <text:list-item>
                    <text:p>Non-AVL node acts like a suspended rotation</text:p>
                    <text:list>
                      <text:list-item>
                        <text:p>More like a suspended continuation of rotations</text:p>
                      </text:list-item>
                    </text:list>
                  </text:list-item>
                  <text:list-item>
                    <text:p>Could probably create Gap Tree variant that executed suspended rotations even during Search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p vs. k-AV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k-AVL is AVL variant with <text:span text:style-name="T5">≤</text:span>k difference in child heights</text:p>
                <text:list>
                  <text:list-item>
                    <text:p>k&gt;1 requires more bits of “imbalance” state per node</text:p>
                  </text:list-item>
                </text:list>
              </text:list-item>
              <text:list-item>
                <text:p>But, all AVL variants have same requirement: </text:p>
                <text:list>
                  <text:list-item>
                    <text:list>
                      <text:list-header>
                        <text:p><text:span text:style-name="T21">parent height = max(child heights) + 1</text:span></text:p>
                      </text:list-header>
                    </text:list>
                  </text:list-item>
                  <text:list-item>
                    <text:p>Unlike Gap Tree, which allows simultaneous “gaps” between both children and parent</text:p>
                  </text:list-item>
                </text:list>
              </text:list-item>
              <text:list-item>
                <text:p>Could create k-Gap variants</text:p>
                <text:list>
                  <text:list-item>
                    <text:p>Height requirement would be:</text:p>
                    <text:list>
                      <text:list-header>
                        <text:p><text:span text:style-name="T21">max(child heights) &lt; parent height </text:span><text:span text:style-name="T22">≤</text:span><text:span text:style-name="T21"> min(child heights) + k + 1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ence Gap Trees?</text:p>
          </draw:text-box>
        </draw:frame>
        <draw:frame presentation:style-name="pr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Discovered by accident</text:p>
                <text:list>
                  <text:list-item>
                    <text:p>Looking for a counter-example to proofs about Red-Black and AVL Trees</text:p>
                  </text:list-item>
                  <text:list-item>
                    <text:p><text:a xlink:href="https://github.com/jonleivent/mindless-coding" xlink:type="simple">https://github.com/jonleivent/mindless-coding</text:a></text:p>
                  </text:list-item>
                  <text:list-item>
                    <text:p>“Plugged-in” Gap Tree constraints (simplest 1-bit-per-node scheme I could think of)</text:p>
                    <text:list>
                      <text:list-item>
                        <text:p>Included Gap-Leaf Rule because can't put a bit on a leaf and keep leaf representable by nil</text:p>
                      </text:list-item>
                    </text:list>
                  </text:list-item>
                  <text:list-item>
                    <text:p>Expected to see problems when trying to prove rebalancing operations</text:p>
                    <text:list>
                      <text:list-item>
                        <text:p>Especially when trying to limit rotations to 1 single/double per insert or delete</text:p>
                      </text:list-item>
                    </text:list>
                  </text:list-item>
                  <text:list-item>
                    <text:p>Surprise! <text:s/>No problems encountered!</text:p>
                  </text:list-item>
                  <text:list-item>
                    <text:p>Using Coq (dependently-typed proof assistant: <text:a xlink:href="http://coq.inria.fr/" xlink:type="simple">http://coq.inria.fr/</text:a>)</text:p>
                  </text:list-item>
                  <text:list-item>
                    <text:p>Extracted verified code into OCaml </text:p>
                    <text:list>
                      <text:list-item>
                        <text:p>Noticed inserts produce AVL-like Gap Tree by examining extracted code</text:p>
                      </text:list-item>
                    </text:list>
                  </text:list-item>
                </text:list>
              </text:list-item>
              <text:list-item>
                <text:p>How did Gap Trees remain hidden for so long, when they're so simple?</text:p>
                <text:list>
                  <text:list-item>
                    <text:p>AVL Trees: <text:span text:style-name="T21">1962</text:span>, Red-Black Trees: <text:span text:style-name="T21">1972</text:span>, Gap Trees: <text:span text:style-name="T23">2014</text:span></text:p>
                  </text:list-item>
                  <text:list-item>
                    <text:p>I guess nobody bothered to look</text:p>
                  </text:list-item>
                </text:list>
              </text:list-item>
              <text:list-item>
                <text:p>Still haven't tested or benchmarked Gap Trees <text:span text:style-name="T9">(I'm </text:span><text:span text:style-name="T24">soooo</text:span><text:span text:style-name="T9"> lame)</text:span></text:p>
                <text:list>
                  <text:list-item>
                    <text:p>But: Verified by Coq, so it (very) likely works</text:p>
                  </text:list-item>
                  <text:list-item>
                    <text:p>And: Extracted OCaml code <text:span text:style-name="T8">looks</text:span> fa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9:45:41.598471861</meta:creation-date>
    <meta:generator>LibreOffice/4.1.3.2$Linux_x86 LibreOffice_project/410m0$Build-2</meta:generator>
    <dc:date>2014-08-12T15:38:45.625841970</dc:date>
    <meta:editing-duration>PT3H50M28S</meta:editing-duration>
    <meta:editing-cycles>54</meta:editing-cycles>
    <meta:document-statistic meta:object-count="838"/>
  </office:meta>
</office:document-meta>
</file>